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bottom="0.1666in" fo:line-height="100%" fo:background-color="#FFFFFF"/>
    </style:style>
    <style:style style:name="T3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5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8" style:parent-style-name="Normal" style:family="paragraph">
      <style:paragraph-properties fo:margin-top="0.25in" fo:margin-bottom="0.25in" fo:line-height="100%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0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n" style:country-asian="GB"/>
    </style:style>
    <style:style style:name="P11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top="0.25in" fo:margin-bottom="0.25in" fo:line-height="100%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9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n" style:country-asian="GB"/>
    </style:style>
    <style:style style:name="P20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21" style:parent-style-name="Normal" style:family="paragraph">
      <style:paragraph-properties fo:margin-top="0.0694in" fo:margin-bottom="0.0694in" fo:line-height="100%" fo:background-color="#FFFFFF"/>
    </style:style>
    <style:style style:name="T2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P23" style:parent-style-name="Normal" style:family="paragraph">
      <style:paragraph-properties fo:margin-top="0.0416in" fo:margin-bottom="0.0694in" fo:line-height="100%" fo:background-color="#FFFFFF"/>
    </style:style>
    <style:style style:name="T2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P25" style:parent-style-name="Normal" style:family="paragraph">
      <style:paragraph-properties fo:margin-top="0.0416in" fo:margin-bottom="0.0694in" fo:line-height="100%" fo:background-color="#FFFFFF"/>
    </style:style>
    <style:style style:name="T2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P27" style:parent-style-name="Normal" style:family="paragraph">
      <style:paragraph-properties fo:margin-top="0.0416in" fo:margin-bottom="0.0694in" fo:line-height="100%" fo:background-color="#FFFFFF"/>
    </style:style>
    <style:style style:name="T2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P29" style:parent-style-name="Normal" style:family="paragraph">
      <style:paragraph-properties fo:margin-top="0.0416in" fo:margin-bottom="0.0694in" fo:line-height="100%" fo:background-color="#FFFFFF"/>
    </style:style>
    <style:style style:name="T3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margin-top="0.0416in" fo:margin-bottom="0.0694in" fo:line-height="100%" fo:background-color="#FFFFFF"/>
    </style:style>
    <style:style style:name="T3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P33" style:parent-style-name="Normal" style:family="paragraph">
      <style:paragraph-properties fo:margin-top="0.25in" fo:margin-bottom="0.25in" fo:line-height="100%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5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n" style:country-asian="GB"/>
    </style:style>
    <style:style style:name="P36" style:parent-style-name="Normal" style:family="paragraph">
      <style:paragraph-properties fo:margin-top="0.25in" fo:margin-bottom="0.1666in" fo:line-height="100%" fo:background-color="#FFFFFF"/>
    </style:style>
    <style:style style:name="T37" style:parent-style-name="DefaultParagraphFont" style:family="text">
      <style:text-properties style:font-name="Segoe UI Symbol" style:font-name-asian="Times New Roman" style:font-name-complex="Segoe UI Symbol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T3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P39" style:parent-style-name="Normal" style:family="paragraph">
      <style:paragraph-properties fo:margin-bottom="0in" fo:line-height="100%" fo:background-color="#FFFFFF"/>
    </style:style>
    <style:style style:name="T4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41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42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P43" style:parent-style-name="Normal" style:family="paragraph">
      <style:paragraph-properties fo:margin-bottom="0in" fo:line-height="100%" fo:background-color="#FFFFFF"/>
    </style:style>
    <style:style style:name="T4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45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P47" style:parent-style-name="Normal" style:family="paragraph">
      <style:paragraph-properties fo:margin-bottom="0in" fo:line-height="100%" fo:background-color="#FFFFFF"/>
    </style:style>
    <style:style style:name="T4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49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50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P51" style:parent-style-name="Normal" style:family="paragraph">
      <style:paragraph-properties fo:margin-top="0.0416in" fo:margin-bottom="0.0694in" fo:line-height="100%" fo:background-color="#FFFFFF"/>
    </style:style>
    <style:style style:name="T5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53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54" style:parent-style-name="DefaultParagraphFont" style:family="text">
      <style:text-properties style:font-name="Segoe UI" style:font-name-asian="Times New Roman" style:font-name-complex="Segoe UI" fo:color="#0969DA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55" style:parent-style-name="Normal" style:family="paragraph">
      <style:paragraph-properties fo:margin-top="0.0416in" fo:margin-bottom="0.0694in" fo:line-height="100%" fo:background-color="#FFFFFF"/>
    </style:style>
    <style:style style:name="T5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58" style:parent-style-name="DefaultParagraphFont" style:family="text">
      <style:text-properties style:font-name="Segoe UI" style:font-name-asian="Times New Roman" style:font-name-complex="Segoe UI" fo:color="#0969DA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59" style:parent-style-name="Normal" style:family="paragraph">
      <style:paragraph-properties fo:line-height="100%" fo:background-color="#FFFFFF"/>
    </style:style>
    <style:style style:name="T60" style:parent-style-name="DefaultParagraphFont" style:family="text">
      <style:text-properties style:font-name="Segoe UI Symbol" style:font-name-asian="Times New Roman" style:font-name-complex="Segoe UI Symbol" fo:color="#59636E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Segoe UI" style:font-name-asian="Times New Roman" style:font-name-complex="Segoe UI" fo:color="#59636E" fo:font-size="12pt" style:font-size-asian="12pt" style:font-size-complex="12pt" style:language-asian="en" style:country-asian="GB"/>
    </style:style>
    <style:style style:name="P62" style:parent-style-name="Normal" style:family="paragraph">
      <style:paragraph-properties fo:margin-top="0.25in" fo:margin-bottom="0.25in" fo:line-height="100%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4" style:parent-style-name="Normal" style:family="paragraph">
      <style:paragraph-properties fo:margin-top="0.25in" fo:margin-bottom="0.1666in" fo:line-height="100%" fo:background-color="#FFFFFF"/>
    </style:style>
    <style:style style:name="T65" style:parent-style-name="DefaultParagraphFont" style:family="text">
      <style:text-properties style:font-name="Segoe UI Symbol" style:font-name-asian="Times New Roman" style:font-name-complex="Segoe UI Symbol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T6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P67" style:parent-style-name="Normal" style:family="paragraph">
      <style:paragraph-properties fo:margin-top="0.0694in" fo:margin-bottom="0.0694in" fo:line-height="100%" fo:background-color="#FFFFFF"/>
    </style:style>
    <style:style style:name="T68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Segoe UI" style:font-name-asian="Times New Roman" style:font-name-complex="Segoe UI" fo:color="#0969DA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7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71" style:parent-style-name="Normal" style:family="paragraph">
      <style:paragraph-properties fo:margin-top="0.25in" fo:margin-bottom="0.25in" fo:line-height="100%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3" style:parent-style-name="Normal" style:family="paragraph">
      <style:paragraph-properties fo:margin-top="0.25in" fo:margin-bottom="0.1666in" fo:line-height="100%" fo:background-color="#FFFFFF"/>
    </style:style>
    <style:style style:name="T74" style:parent-style-name="DefaultParagraphFont" style:family="text">
      <style:text-properties style:font-name="Segoe UI Symbol" style:font-name-asian="Times New Roman" style:font-name-complex="Segoe UI Symbol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T7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P76" style:parent-style-name="Normal" style:family="paragraph">
      <style:paragraph-properties fo:margin-bottom="0in" fo:line-height="100%" fo:background-color="#FFFFFF"/>
    </style:style>
    <style:style style:name="T7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78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79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P8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81" style:parent-style-name="Normal" style:family="paragraph">
      <style:paragraph-properties fo:margin-bottom="0in" fo:line-height="100%" fo:background-color="#FFFFFF"/>
    </style:style>
    <style:style style:name="T82" style:parent-style-name="DefaultParagraphFont" style:family="text">
      <style:text-properties style:font-name="Segoe UI Symbol" style:font-name-asian="Times New Roman" style:font-name-complex="Segoe UI Symbol" fo:color="#1F2328" fo:font-size="12pt" style:font-size-asian="12pt" style:font-size-complex="12pt" style:language-asian="en" style:country-asian="GB"/>
    </style:style>
    <style:style style:name="T83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84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P85" style:parent-style-name="Normal" style:family="paragraph">
      <style:paragraph-properties fo:margin-bottom="0in" fo:line-height="100%" fo:background-color="#FFFFFF"/>
    </style:style>
    <style:style style:name="T86" style:parent-style-name="DefaultParagraphFont" style:family="text">
      <style:text-properties style:font-name="Segoe UI Symbol" style:font-name-asian="Times New Roman" style:font-name-complex="Segoe UI Symbol" fo:color="#1F2328" fo:font-size="12pt" style:font-size-asian="12pt" style:font-size-complex="12pt" style:language-asian="en" style:country-asian="GB"/>
    </style:style>
    <style:style style:name="T87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88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P89" style:parent-style-name="Normal" style:family="paragraph">
      <style:paragraph-properties fo:margin-bottom="0in" fo:line-height="100%" fo:background-color="#FFFFFF"/>
    </style:style>
    <style:style style:name="T90" style:parent-style-name="DefaultParagraphFont" style:family="text">
      <style:text-properties style:font-name="Segoe UI Symbol" style:font-name-asian="Times New Roman" style:font-name-complex="Segoe UI Symbol" fo:color="#1F2328" fo:font-size="12pt" style:font-size-asian="12pt" style:font-size-complex="12pt" style:language-asian="en" style:country-asian="GB"/>
    </style:style>
    <style:style style:name="T91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P93" style:parent-style-name="Normal" style:family="paragraph">
      <style:paragraph-properties fo:margin-top="0.25in" fo:margin-bottom="0.25in" fo:line-height="100%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5" style:parent-style-name="Normal" style:family="paragraph">
      <style:paragraph-properties fo:margin-top="0.25in" fo:margin-bottom="0.1666in" fo:line-height="100%" fo:background-color="#FFFFFF"/>
    </style:style>
    <style:style style:name="T96" style:parent-style-name="DefaultParagraphFont" style:family="text">
      <style:text-properties style:font-name="Segoe UI Symbol" style:font-name-asian="Times New Roman" style:font-name-complex="Segoe UI Symbol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T9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P98" style:parent-style-name="Normal" style:family="paragraph">
      <style:paragraph-properties fo:margin-bottom="0.1666in" fo:line-height="100%" fo:background-color="#FFFFFF"/>
    </style:style>
    <style:style style:name="T99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0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0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03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04" style:parent-style-name="Normal" style:family="paragraph">
      <style:paragraph-properties fo:margin-top="0.0694in" fo:margin-bottom="0.0694in" fo:line-height="100%" fo:background-color="#FFFFFF"/>
    </style:style>
    <style:style style:name="T105" style:parent-style-name="DefaultParagraphFont" style:family="text">
      <style:text-properties style:font-name="Segoe UI Symbol" style:font-name-asian="Times New Roman" style:font-name-complex="Segoe UI Symbol" fo:color="#1F2328" fo:font-size="12pt" style:font-size-asian="12pt" style:font-size-complex="12pt" style:language-asian="en" style:country-asian="GB"/>
    </style:style>
    <style:style style:name="T106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07" style:parent-style-name="DefaultParagraphFont" style:family="text">
      <style:text-properties style:font-name="Segoe UI" style:font-name-asian="Times New Roman" style:font-name-complex="Segoe UI" fo:color="#0969DA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108" style:parent-style-name="Normal" style:family="paragraph">
      <style:paragraph-properties fo:margin-top="0.0416in" fo:margin-bottom="0.0694in" fo:line-height="100%" fo:background-color="#FFFFFF"/>
    </style:style>
    <style:style style:name="T109" style:parent-style-name="DefaultParagraphFont" style:family="text">
      <style:text-properties style:font-name="Segoe UI Symbol" style:font-name-asian="Times New Roman" style:font-name-complex="Segoe UI Symbol" fo:color="#1F2328" fo:font-size="12pt" style:font-size-asian="12pt" style:font-size-complex="12pt" style:language-asian="en" style:country-asian="GB"/>
    </style:style>
    <style:style style:name="T110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11" style:parent-style-name="DefaultParagraphFont" style:family="text">
      <style:text-properties style:font-name="Segoe UI" style:font-name-asian="Times New Roman" style:font-name-complex="Segoe UI" fo:color="#0969DA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112" style:parent-style-name="Normal" style:family="paragraph">
      <style:paragraph-properties fo:margin-top="0.25in" fo:margin-bottom="0.25in" fo:line-height="100%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14" style:parent-style-name="Normal" style:family="paragraph">
      <style:paragraph-properties fo:margin-top="0.25in" fo:margin-bottom="0.1666in" fo:line-height="100%" fo:background-color="#FFFFFF"/>
    </style:style>
    <style:style style:name="T115" style:parent-style-name="DefaultParagraphFont" style:family="text">
      <style:text-properties style:font-name="Segoe UI Symbol" style:font-name-asian="Times New Roman" style:font-name-complex="Segoe UI Symbol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T11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P117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18" style:parent-style-name="Normal" style:family="paragraph">
      <style:paragraph-properties fo:margin-bottom="0in" fo:line-height="100%" fo:background-color="#FFFFFF"/>
    </style:style>
    <style:style style:name="T11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20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21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P122" style:parent-style-name="Normal" style:family="paragraph">
      <style:paragraph-properties fo:margin-bottom="0in" fo:line-height="100%" fo:background-color="#FFFFFF"/>
    </style:style>
    <style:style style:name="T12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24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25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P12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27" style:parent-style-name="Normal" style:family="paragraph">
      <style:paragraph-properties fo:margin-top="0.25in" fo:margin-bottom="0.25in" fo:line-height="100%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9" style:parent-style-name="Normal" style:family="paragraph">
      <style:paragraph-properties fo:margin-top="0.25in" fo:margin-bottom="0.1666in" fo:line-height="100%" fo:background-color="#FFFFFF"/>
    </style:style>
    <style:style style:name="T130" style:parent-style-name="DefaultParagraphFont" style:family="text">
      <style:text-properties style:font-name="Segoe UI Symbol" style:font-name-asian="Times New Roman" style:font-name-complex="Segoe UI Symbol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T13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P132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33" style:parent-style-name="Normal" style:family="paragraph">
      <style:paragraph-properties fo:margin-bottom="0in" fo:line-height="100%" fo:background-color="#FFFFFF"/>
    </style:style>
    <style:style style:name="T134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T135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36" style:parent-style-name="Normal" style:family="paragraph">
      <style:paragraph-properties fo:margin-bottom="0in" fo:line-height="100%" fo:background-color="#FFFFFF"/>
    </style:style>
    <style:style style:name="T137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T138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39" style:parent-style-name="Normal" style:family="paragraph">
      <style:paragraph-properties fo:margin-bottom="0in" fo:line-height="100%" fo:background-color="#FFFFFF"/>
    </style:style>
    <style:style style:name="T140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T141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42" style:parent-style-name="Normal" style:family="paragraph">
      <style:paragraph-properties fo:margin-bottom="0in" fo:line-height="100%" fo:background-color="#FFFFFF"/>
    </style:style>
    <style:style style:name="T143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T144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45" style:parent-style-name="Normal" style:family="paragraph">
      <style:paragraph-properties fo:margin-bottom="0in" fo:line-height="100%" fo:background-color="#FFFFFF"/>
    </style:style>
    <style:style style:name="T146" style:parent-style-name="DefaultParagraphFont" style:family="text">
      <style:text-properties style:font-name="Consolas" style:font-name-asian="Times New Roman" style:font-name-complex="Courier New" fo:color="#1F2328" fo:font-size="10pt" style:font-size-asian="10pt" style:font-size-complex="10pt" style:language-asian="en" style:country-asian="GB"/>
    </style:style>
    <style:style style:name="T147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48" style:parent-style-name="Normal" style:family="paragraph">
      <style:paragraph-properties fo:margin-top="0.25in" fo:margin-bottom="0.25in" fo:line-height="100%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50" style:parent-style-name="Normal" style:family="paragraph">
      <style:paragraph-properties fo:margin-top="0.25in" fo:margin-bottom="0.1666in" fo:line-height="100%" fo:background-color="#FFFFFF"/>
    </style:style>
    <style:style style:name="T151" style:parent-style-name="DefaultParagraphFont" style:family="text">
      <style:text-properties style:font-name="Segoe UI Symbol" style:font-name-asian="Times New Roman" style:font-name-complex="Segoe UI Symbol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T15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P153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5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5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5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5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5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5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60" style:parent-style-name="Normal" style:family="paragraph">
      <style:paragraph-properties fo:margin-top="0.25in" fo:margin-bottom="0.25in" fo:line-height="100%"/>
    </style:style>
    <style:style style:name="T1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62" style:parent-style-name="Normal" style:family="paragraph">
      <style:paragraph-properties fo:margin-top="0.25in" fo:margin-bottom="0.1666in" fo:line-height="100%" fo:background-color="#FFFFFF"/>
    </style:style>
    <style:style style:name="T163" style:parent-style-name="DefaultParagraphFont" style:family="text">
      <style:text-properties style:font-name="Segoe UI Symbol" style:font-name-asian="Times New Roman" style:font-name-complex="Segoe UI Symbol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T16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 style:language-asian="en" style:country-asian="GB"/>
    </style:style>
    <style:style style:name="P165" style:parent-style-name="Normal" style:family="paragraph">
      <style:paragraph-properties fo:margin-top="0.1666in" fo:margin-bottom="0.1666in" fo:line-height="100%" fo:background-color="#FFFFFF"/>
    </style:style>
    <style:style style:name="T16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67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6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69" style:parent-style-name="Normal" style:family="paragraph">
      <style:paragraph-properties fo:margin-top="0.1666in" fo:margin-bottom="0.1666in" fo:line-height="100%" fo:background-color="#FFFFFF"/>
    </style:style>
    <style:style style:name="T17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71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7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7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7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7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76" style:parent-style-name="Normal" style:family="paragraph">
      <style:paragraph-properties fo:line-height="100%" fo:background-color="#FFFFFF"/>
      <style:text-properties style:font-name="Segoe UI" style:font-name-asian="Times New Roman" style:font-name-complex="Segoe UI" fo:color="#59636E" fo:font-size="12pt" style:font-size-asian="12pt" style:font-size-complex="12pt" style:language-asian="en" style:country-asian="GB"/>
    </style:style>
    <style:style style:name="P177" style:parent-style-name="Normal" style:family="paragraph">
      <style:paragraph-properties fo:margin-top="0.25in" fo:margin-bottom="0.25in" fo:line-height="100%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79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n" style:country-asian="GB"/>
    </style:style>
    <style:style style:name="P180" style:parent-style-name="Normal" style:family="paragraph">
      <style:paragraph-properties fo:margin-top="0.0694in" fo:margin-bottom="0.0694in" fo:line-height="100%" fo:background-color="#FFFFFF"/>
    </style:style>
    <style:style style:name="T181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8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83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84" style:parent-style-name="Normal" style:family="paragraph">
      <style:paragraph-properties fo:margin-top="0.0416in" fo:margin-bottom="0.0694in" fo:line-height="100%" fo:background-color="#FFFFFF"/>
    </style:style>
    <style:style style:name="T185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8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87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88" style:parent-style-name="Normal" style:family="paragraph">
      <style:paragraph-properties fo:margin-top="0.0416in" fo:margin-bottom="0.0694in" fo:line-height="100%" fo:background-color="#FFFFFF"/>
    </style:style>
    <style:style style:name="T189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9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91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9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93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94" style:parent-style-name="Normal" style:family="paragraph">
      <style:paragraph-properties fo:margin-top="0.0416in" fo:margin-bottom="0.0694in" fo:line-height="100%" fo:background-color="#FFFFFF"/>
    </style:style>
    <style:style style:name="T195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19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197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198" style:parent-style-name="Normal" style:family="paragraph">
      <style:paragraph-properties fo:margin-top="0.0416in" fo:margin-bottom="0.0694in" fo:line-height="100%" fo:background-color="#FFFFFF"/>
    </style:style>
    <style:style style:name="T199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T20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fo:font-size="12pt" style:font-size-asian="12pt" style:font-size-complex="12pt" style:language-asian="en" style:country-asian="GB"/>
    </style:style>
    <style:style style:name="T201" style:parent-style-name="DefaultParagraphFont" style:family="text"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202" style:parent-style-name="Normal" style:family="paragraph">
      <style:paragraph-properties fo:margin-top="0.25in" fo:margin-bottom="0.25in" fo:line-height="100%"/>
    </style:style>
    <style:style style:name="T2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04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 style:language-asian="en" style:country-asian="GB"/>
    </style:style>
    <style:style style:name="P205" style:parent-style-name="Normal" style:family="paragraph">
      <style:paragraph-properties fo:margin-top="0.0694in" fo:margin-bottom="0.0694in" fo:line-height="100%" fo:background-color="#FFFFFF"/>
    </style:style>
    <style:style style:name="T206" style:parent-style-name="DefaultParagraphFont" style:family="text">
      <style:text-properties style:font-name="Segoe UI" style:font-name-asian="Times New Roman" style:font-name-complex="Segoe UI" fo:color="#0969DA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207" style:parent-style-name="Normal" style:family="paragraph">
      <style:paragraph-properties fo:margin-top="0.0416in" fo:margin-bottom="0.0694in" fo:line-height="100%" fo:background-color="#FFFFFF"/>
    </style:style>
    <style:style style:name="T208" style:parent-style-name="DefaultParagraphFont" style:family="text">
      <style:text-properties style:font-name="Segoe UI" style:font-name-asian="Times New Roman" style:font-name-complex="Segoe UI" fo:color="#0969DA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209" style:parent-style-name="Normal" style:family="paragraph">
      <style:paragraph-properties fo:margin-top="0.0416in" fo:margin-bottom="0.0694in" fo:line-height="100%" fo:background-color="#FFFFFF"/>
    </style:style>
    <style:style style:name="T210" style:parent-style-name="DefaultParagraphFont" style:family="text">
      <style:text-properties style:font-name="Segoe UI" style:font-name-asian="Times New Roman" style:font-name-complex="Segoe UI" fo:color="#0969DA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21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21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fo:font-size="12pt" style:font-size-asian="12pt" style:font-size-complex="12pt" style:language-asian="en" style:country-asian="GB"/>
    </style:style>
    <style:style style:name="P213" style:parent-style-name="Heading1" style:family="paragraph">
      <style:paragraph-properties fo:margin-bottom="0.1666in" fo:background-color="#FFFFFF"/>
    </style:style>
    <style:style style:name="T214" style:parent-style-name="DefaultParagraphFont" style:family="text">
      <style:text-properties style:font-name="Segoe UI Symbol" style:font-name-complex="Segoe UI Symbol" fo:color="#1F2328" fo:font-size="21pt" style:font-size-asian="21pt" style:font-size-complex="21pt"/>
    </style:style>
    <style:style style:name="T215" style:parent-style-name="DefaultParagraphFont" style:family="text">
      <style:text-properties style:font-name="Segoe UI" style:font-name-complex="Segoe UI" fo:color="#1F2328" fo:font-size="21pt" style:font-size-asian="21pt" style:font-size-complex="21pt"/>
    </style:style>
    <style:style style:name="P216" style:parent-style-name="Heading2" style:family="paragraph">
      <style:paragraph-properties fo:margin-top="0.25in" fo:margin-bottom="0.1666in" fo:background-color="#FFFFFF"/>
    </style:style>
    <style:style style:name="T217" style:parent-style-name="DefaultParagraphFont" style:family="text">
      <style:text-properties style:font-name="Segoe UI Symbol" style:font-name-complex="Segoe UI Symbol" fo:color="#1F2328" fo:font-size="16pt" style:font-size-asian="16pt" style:font-size-complex="16pt"/>
    </style:style>
    <style:style style:name="T218" style:parent-style-name="DefaultParagraphFont" style:family="text">
      <style:text-properties style:font-name="Segoe UI" style:font-name-complex="Segoe UI" fo:color="#1F2328" fo:font-size="16pt" style:font-size-asian="16pt" style:font-size-complex="16pt"/>
    </style:style>
    <style:style style:name="P219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220" style:parent-style-name="NormalWeb" style:family="paragraph">
      <style:paragraph-properties fo:margin-top="0in" fo:margin-bottom="0in" fo:background-color="#FFFFFF"/>
    </style:style>
    <style:style style:name="T221" style:parent-style-name="DefaultParagraphFont" style:family="text">
      <style:text-properties style:font-name="Segoe UI" style:font-name-complex="Segoe UI" fo:color="#59636E" fo:font-size="10.5pt" style:font-size-asian="10.5pt" style:font-size-complex="10.5pt"/>
    </style:style>
    <style:style style:name="T222" style:parent-style-name="Hyperlink" style:family="text">
      <style:text-properties style:font-name="Segoe UI" style:font-name-complex="Segoe UI" fo:color="#0969DA" fo:font-size="10.5pt" style:font-size-asian="10.5pt" style:font-size-complex="10.5pt"/>
    </style:style>
    <style:style style:name="P223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224" style:parent-style-name="HTMLPreformatted" style:family="paragraph">
      <style:paragraph-properties fo:background-color="#F6F8FA"/>
      <style:text-properties style:font-name="Consolas" fo:color="#1F2328"/>
    </style:style>
    <style:style style:name="P225" style:parent-style-name="HTMLPreformatted" style:family="paragraph">
      <style:paragraph-properties fo:background-color="#F6F8FA"/>
    </style:style>
    <style:style style:name="T226" style:parent-style-name="pl-c" style:family="text">
      <style:text-properties style:font-name="Consolas" fo:color="#59636E"/>
    </style:style>
    <style:style style:name="P227" style:parent-style-name="HTMLPreformatted" style:family="paragraph">
      <style:paragraph-properties fo:background-color="#F6F8FA"/>
      <style:text-properties style:font-name="Consolas" fo:color="#1F2328"/>
    </style:style>
    <style:style style:name="P228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229" style:parent-style-name="HTMLPreformatted" style:family="paragraph">
      <style:paragraph-properties fo:background-color="#F6F8FA"/>
    </style:style>
    <style:style style:name="T230" style:parent-style-name="pl-c1" style:family="text">
      <style:text-properties style:font-name="Consolas" fo:color="#0550AE"/>
    </style:style>
    <style:style style:name="T231" style:parent-style-name="DefaultParagraphFont" style:family="text">
      <style:text-properties style:font-name="Consolas" fo:color="#1F2328"/>
    </style:style>
    <style:style style:name="T232" style:parent-style-name="pl-k" style:family="text">
      <style:text-properties style:font-name="Consolas" fo:color="#CF222E"/>
    </style:style>
    <style:style style:name="T233" style:parent-style-name="DefaultParagraphFont" style:family="text">
      <style:text-properties style:font-name="Consolas" fo:color="#1F2328"/>
    </style:style>
    <style:style style:name="P234" style:parent-style-name="HTMLPreformatted" style:family="paragraph">
      <style:paragraph-properties fo:background-color="#F6F8FA"/>
      <style:text-properties style:font-name="Consolas" fo:color="#1F2328"/>
    </style:style>
    <style:style style:name="P235" style:parent-style-name="HTMLPreformatted" style:family="paragraph">
      <style:paragraph-properties fo:background-color="#F6F8FA"/>
    </style:style>
    <style:style style:name="T236" style:parent-style-name="pl-c1" style:family="text">
      <style:text-properties style:font-name="Consolas" fo:color="#0550AE"/>
    </style:style>
    <style:style style:name="T237" style:parent-style-name="DefaultParagraphFont" style:family="text">
      <style:text-properties style:font-name="Consolas" fo:color="#1F2328"/>
    </style:style>
    <style:style style:name="P238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239" style:parent-style-name="HTMLPreformatted" style:family="paragraph">
      <style:paragraph-properties fo:background-color="#F6F8FA"/>
      <style:text-properties style:font-name="Consolas" fo:color="#1F2328"/>
    </style:style>
    <style:style style:name="P240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241" style:parent-style-name="HTMLPreformatted" style:family="paragraph">
      <style:paragraph-properties fo:background-color="#F6F8FA"/>
      <style:text-properties style:font-name="Consolas" fo:color="#1F2328"/>
    </style:style>
    <style:style style:name="P242" style:parent-style-name="Heading3" style:family="paragraph">
      <style:paragraph-properties fo:margin-top="0in" fo:margin-bottom="0in" fo:background-color="#FFFFFF"/>
    </style:style>
    <style:style style:name="T243" style:parent-style-name="DefaultParagraphFont" style:family="text">
      <style:text-properties style:font-name="Segoe UI" style:font-name-complex="Segoe UI" fo:color="#1F2328" fo:font-size="13pt" style:font-size-asian="13pt" style:font-size-complex="13pt"/>
    </style:style>
    <style:style style:name="T244" style:parent-style-name="HTMLCode" style:family="text">
      <style:text-properties style:font-name="Consolas" fo:color="#1F2328"/>
    </style:style>
    <style:style style:name="T245" style:parent-style-name="DefaultParagraphFont" style:family="text">
      <style:text-properties style:font-name="Segoe UI" style:font-name-complex="Segoe UI" fo:color="#1F2328" fo:font-size="13pt" style:font-size-asian="13pt" style:font-size-complex="13pt"/>
    </style:style>
    <style:style style:name="P246" style:parent-style-name="HTMLPreformatted" style:family="paragraph">
      <style:paragraph-properties fo:background-color="#F6F8FA"/>
    </style:style>
    <style:style style:name="T247" style:parent-style-name="pl-c1" style:family="text">
      <style:text-properties style:font-name="Consolas" fo:color="#0550AE"/>
    </style:style>
    <style:style style:name="T248" style:parent-style-name="DefaultParagraphFont" style:family="text">
      <style:text-properties style:font-name="Consolas" fo:color="#1F2328"/>
    </style:style>
    <style:style style:name="P249" style:parent-style-name="HTMLPreformatted" style:family="paragraph">
      <style:paragraph-properties fo:background-color="#F6F8FA"/>
      <style:text-properties style:font-name="Consolas" fo:color="#1F2328"/>
    </style:style>
    <style:style style:name="P250" style:parent-style-name="HTMLPreformatted" style:family="paragraph">
      <style:paragraph-properties fo:background-color="#F6F8FA"/>
    </style:style>
    <style:style style:name="T251" style:parent-style-name="pl-c1" style:family="text">
      <style:text-properties style:font-name="Consolas" fo:color="#0550AE"/>
    </style:style>
    <style:style style:name="T252" style:parent-style-name="DefaultParagraphFont" style:family="text">
      <style:text-properties style:font-name="Consolas" fo:color="#1F2328"/>
    </style:style>
    <style:style style:name="P253" style:parent-style-name="Normal" style:family="paragraph">
      <style:paragraph-properties fo:margin-top="0.25in" fo:margin-bottom="0.25in" fo:background-color="#FFFFFF"/>
    </style:style>
    <style:style style:name="T254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255" style:parent-style-name="Heading2" style:family="paragraph">
      <style:paragraph-properties fo:margin-top="0.25in" fo:margin-bottom="0.1666in" fo:background-color="#FFFFFF"/>
    </style:style>
    <style:style style:name="T256" style:parent-style-name="DefaultParagraphFont" style:family="text">
      <style:text-properties style:font-name="Segoe UI Symbol" style:font-name-complex="Segoe UI Symbol" fo:color="#1F2328" fo:font-size="16pt" style:font-size-asian="16pt" style:font-size-complex="16pt"/>
    </style:style>
    <style:style style:name="T257" style:parent-style-name="DefaultParagraphFont" style:family="text">
      <style:text-properties style:font-name="Segoe UI" style:font-name-complex="Segoe UI" fo:color="#1F2328" fo:font-size="16pt" style:font-size-asian="16pt" style:font-size-complex="16pt"/>
    </style:style>
    <style:style style:name="P258" style:parent-style-name="NormalWeb" style:family="paragraph">
      <style:paragraph-properties fo:margin-top="0in" fo:margin-bottom="0.1666in" fo:background-color="#FFFFFF"/>
    </style:style>
    <style:style style:name="T259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260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261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262" style:parent-style-name="Normal" style:family="paragraph">
      <style:paragraph-properties fo:margin-top="0.0694in" fo:margin-bottom="0.0694in" fo:line-height="100%" fo:background-color="#FFFFFF"/>
    </style:style>
    <style:style style:name="T263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264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265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266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267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268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269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270" style:parent-style-name="Normal" style:family="paragraph">
      <style:paragraph-properties fo:margin-top="0.0416in" fo:margin-bottom="0.0694in" fo:line-height="100%" fo:background-color="#FFFFFF"/>
    </style:style>
    <style:style style:name="T271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272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273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274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275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276" style:parent-style-name="Normal" style:family="paragraph">
      <style:paragraph-properties fo:margin-top="0.0416in" fo:margin-bottom="0.0694in" fo:line-height="100%" fo:background-color="#FFFFFF"/>
    </style:style>
    <style:style style:name="T277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278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279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280" style:parent-style-name="Normal" style:family="paragraph">
      <style:paragraph-properties fo:margin-top="0.25in" fo:margin-bottom="0.25in" fo:background-color="#FFFFFF"/>
    </style:style>
    <style:style style:name="T281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282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1F2328" fo:font-size="16pt" style:font-size-asian="16pt" style:font-size-complex="16pt"/>
    </style:style>
    <style:style style:name="P283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 fo:font-size="10.5pt" style:font-size-asian="10.5pt" style:font-size-complex="10.5pt"/>
    </style:style>
    <style:style style:name="P284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color="#1F2328" fo:font-size="10.5pt" style:font-size-asian="10.5pt" style:font-size-complex="10.5pt"/>
    </style:style>
    <style:style style:name="P285" style:parent-style-name="Normal" style:family="paragraph">
      <style:paragraph-properties fo:margin-top="0.0416in" fo:margin-bottom="0.0694in" fo:line-height="100%" fo:background-color="#FFFFFF"/>
      <style:text-properties style:font-name="Segoe UI" style:font-name-complex="Segoe UI" fo:color="#1F2328" fo:font-size="10.5pt" style:font-size-asian="10.5pt" style:font-size-complex="10.5pt"/>
    </style:style>
    <style:style style:name="P286" style:parent-style-name="Normal" style:family="paragraph">
      <style:paragraph-properties fo:margin-top="0.0416in" fo:margin-bottom="0.0694in" fo:line-height="100%" fo:background-color="#FFFFFF"/>
      <style:text-properties style:font-name="Segoe UI" style:font-name-complex="Segoe UI" fo:color="#1F2328" fo:font-size="10.5pt" style:font-size-asian="10.5pt" style:font-size-complex="10.5pt"/>
    </style:style>
    <style:style style:name="P287" style:parent-style-name="Normal" style:family="paragraph">
      <style:paragraph-properties fo:margin-top="0.0416in" fo:margin-bottom="0.0694in" fo:line-height="100%" fo:background-color="#FFFFFF"/>
      <style:text-properties style:font-name="Segoe UI" style:font-name-complex="Segoe UI" fo:color="#1F2328" fo:font-size="10.5pt" style:font-size-asian="10.5pt" style:font-size-complex="10.5pt"/>
    </style:style>
    <style:style style:name="P288" style:parent-style-name="Normal" style:family="paragraph">
      <style:paragraph-properties fo:margin-top="0.0416in" fo:margin-bottom="0.0694in" fo:line-height="100%" fo:background-color="#FFFFFF"/>
    </style:style>
    <style:style style:name="T289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290" style:parent-style-name="DefaultParagraphFont" style:family="text">
      <style:text-properties style:font-name="Segoe UI Symbol" style:font-name-complex="Segoe UI Symbol" fo:color="#1F2328" fo:font-size="10.5pt" style:font-size-asian="10.5pt" style:font-size-complex="10.5pt"/>
    </style:style>
    <style:style style:name="P291" style:parent-style-name="Normal" style:family="paragraph">
      <style:paragraph-properties fo:margin-top="0.0416in" fo:margin-bottom="0.0694in" fo:line-height="100%" fo:background-color="#FFFFFF"/>
      <style:text-properties style:font-name="Segoe UI" style:font-name-complex="Segoe UI" fo:color="#1F2328" fo:font-size="10.5pt" style:font-size-asian="10.5pt" style:font-size-complex="10.5pt"/>
    </style:style>
    <style:style style:name="P292" style:parent-style-name="Normal" style:family="paragraph">
      <style:paragraph-properties fo:margin-top="0.0416in" fo:margin-bottom="0.0694in" fo:line-height="100%" fo:background-color="#FFFFFF"/>
      <style:text-properties style:font-name="Segoe UI" style:font-name-complex="Segoe UI" fo:color="#1F2328" fo:font-size="10.5pt" style:font-size-asian="10.5pt" style:font-size-complex="10.5pt"/>
    </style:style>
    <style:style style:name="P293" style:parent-style-name="Normal" style:family="paragraph">
      <style:paragraph-properties fo:margin-top="0.25in" fo:margin-bottom="0.25in" fo:background-color="#FFFFFF"/>
    </style:style>
    <style:style style:name="T294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295" style:parent-style-name="Heading2" style:family="paragraph">
      <style:paragraph-properties fo:margin-top="0.25in" fo:margin-bottom="0.1666in" fo:background-color="#FFFFFF"/>
    </style:style>
    <style:style style:name="T296" style:parent-style-name="DefaultParagraphFont" style:family="text">
      <style:text-properties style:font-name="Segoe UI Symbol" style:font-name-complex="Segoe UI Symbol" fo:color="#1F2328" fo:font-size="16pt" style:font-size-asian="16pt" style:font-size-complex="16pt"/>
    </style:style>
    <style:style style:name="T297" style:parent-style-name="DefaultParagraphFont" style:family="text">
      <style:text-properties style:font-name="Segoe UI" style:font-name-complex="Segoe UI" fo:color="#1F2328" fo:font-size="16pt" style:font-size-asian="16pt" style:font-size-complex="16pt"/>
    </style:style>
    <style:style style:name="P298" style:parent-style-name="HTMLPreformatted" style:family="paragraph">
      <style:paragraph-properties fo:background-color="#F6F8FA"/>
    </style:style>
    <style:style style:name="T299" style:parent-style-name="HTMLCode" style:family="text">
      <style:text-properties style:font-name="Consolas" fo:color="#1F2328"/>
    </style:style>
    <style:style style:name="P300" style:parent-style-name="HTMLPreformatted" style:family="paragraph">
      <style:paragraph-properties fo:background-color="#F6F8FA"/>
    </style:style>
    <style:style style:name="P301" style:parent-style-name="HTMLPreformatted" style:family="paragraph">
      <style:paragraph-properties fo:background-color="#F6F8FA"/>
    </style:style>
    <style:style style:name="T302" style:parent-style-name="HTMLCode" style:family="text">
      <style:text-properties style:font-name="Consolas" fo:color="#1F2328"/>
    </style:style>
    <style:style style:name="P303" style:parent-style-name="HTMLPreformatted" style:family="paragraph">
      <style:paragraph-properties fo:background-color="#F6F8FA"/>
    </style:style>
    <style:style style:name="T304" style:parent-style-name="HTMLCode" style:family="text">
      <style:text-properties style:font-name="Consolas" fo:color="#1F2328"/>
    </style:style>
    <style:style style:name="P305" style:parent-style-name="Normal" style:family="paragraph">
      <style:paragraph-properties fo:margin-top="0.25in" fo:margin-bottom="0.25in" fo:background-color="#FFFFFF"/>
    </style:style>
    <style:style style:name="T306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307" style:parent-style-name="Heading2" style:family="paragraph">
      <style:paragraph-properties fo:margin-top="0.25in" fo:margin-bottom="0.1666in" fo:background-color="#FFFFFF"/>
    </style:style>
    <style:style style:name="T308" style:parent-style-name="DefaultParagraphFont" style:family="text">
      <style:text-properties style:font-name="Segoe UI Symbol" style:font-name-complex="Segoe UI Symbol" fo:color="#1F2328" fo:font-size="16pt" style:font-size-asian="16pt" style:font-size-complex="16pt"/>
    </style:style>
    <style:style style:name="T309" style:parent-style-name="DefaultParagraphFont" style:family="text">
      <style:text-properties style:font-name="Segoe UI" style:font-name-complex="Segoe UI" fo:color="#1F2328" fo:font-size="16pt" style:font-size-asian="16pt" style:font-size-complex="16pt"/>
    </style:style>
    <style:style style:name="P310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311" style:parent-style-name="HTMLPreformatted" style:family="paragraph">
      <style:paragraph-properties fo:background-color="#F6F8FA"/>
      <style:text-properties style:font-name="Consolas" fo:color="#1F2328"/>
    </style:style>
    <style:style style:name="P312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313" style:parent-style-name="HTMLPreformatted" style:family="paragraph">
      <style:paragraph-properties fo:background-color="#F6F8FA"/>
      <style:text-properties style:font-name="Consolas" fo:color="#1F2328"/>
    </style:style>
    <style:style style:name="P314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315" style:parent-style-name="HTMLPreformatted" style:family="paragraph">
      <style:paragraph-properties fo:background-color="#F6F8FA"/>
      <style:text-properties style:font-name="Consolas" fo:color="#1F2328"/>
    </style:style>
    <style:style style:name="P316" style:parent-style-name="HTMLPreformatted" style:family="paragraph">
      <style:paragraph-properties fo:background-color="#F6F8FA"/>
      <style:text-properties style:font-name="Consolas" fo:color="#1F2328"/>
    </style:style>
    <style:style style:name="P317" style:parent-style-name="HTMLPreformatted" style:family="paragraph">
      <style:paragraph-properties fo:background-color="#F6F8FA"/>
    </style:style>
    <style:style style:name="T318" style:parent-style-name="DefaultParagraphFont" style:family="text">
      <style:text-properties style:font-name="Consolas" fo:color="#1F2328"/>
    </style:style>
    <style:style style:name="T319" style:parent-style-name="pl-pds" style:family="text">
      <style:text-properties style:font-name="Consolas" fo:color="#0A3069"/>
    </style:style>
    <style:style style:name="T320" style:parent-style-name="pl-s" style:family="text">
      <style:text-properties style:font-name="Consolas" fo:color="#0A3069"/>
    </style:style>
    <style:style style:name="T321" style:parent-style-name="pl-pds" style:family="text">
      <style:text-properties style:font-name="Consolas" fo:color="#0A3069"/>
    </style:style>
    <style:style style:name="P322" style:parent-style-name="HTMLPreformatted" style:family="paragraph">
      <style:paragraph-properties fo:background-color="#F6F8FA"/>
    </style:style>
    <style:style style:name="T323" style:parent-style-name="DefaultParagraphFont" style:family="text">
      <style:text-properties style:font-name="Consolas" fo:color="#1F2328"/>
    </style:style>
    <style:style style:name="T324" style:parent-style-name="pl-pds" style:family="text">
      <style:text-properties style:font-name="Consolas" fo:color="#0A3069"/>
    </style:style>
    <style:style style:name="T325" style:parent-style-name="pl-s" style:family="text">
      <style:text-properties style:font-name="Consolas" fo:color="#0A3069"/>
    </style:style>
    <style:style style:name="T326" style:parent-style-name="pl-pds" style:family="text">
      <style:text-properties style:font-name="Consolas" fo:color="#0A3069"/>
    </style:style>
    <style:style style:name="P327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328" style:parent-style-name="HTMLPreformatted" style:family="paragraph">
      <style:paragraph-properties fo:background-color="#F6F8FA"/>
    </style:style>
    <style:style style:name="T329" style:parent-style-name="DefaultParagraphFont" style:family="text">
      <style:text-properties style:font-name="Consolas" fo:color="#1F2328"/>
    </style:style>
    <style:style style:name="T330" style:parent-style-name="pl-c1" style:family="text">
      <style:text-properties style:font-name="Consolas" fo:color="#0550AE"/>
    </style:style>
    <style:style style:name="T331" style:parent-style-name="DefaultParagraphFont" style:family="text">
      <style:text-properties style:font-name="Consolas" fo:color="#1F2328"/>
    </style:style>
    <style:style style:name="T332" style:parent-style-name="pl-c" style:family="text">
      <style:text-properties style:font-name="Consolas" fo:color="#59636E"/>
    </style:style>
    <style:style style:name="P333" style:parent-style-name="HTMLPreformatted" style:family="paragraph">
      <style:paragraph-properties fo:background-color="#F6F8FA"/>
    </style:style>
    <style:style style:name="T334" style:parent-style-name="DefaultParagraphFont" style:family="text">
      <style:text-properties style:font-name="Consolas" fo:color="#1F2328"/>
    </style:style>
    <style:style style:name="T335" style:parent-style-name="pl-k" style:family="text">
      <style:text-properties style:font-name="Consolas" fo:color="#CF222E"/>
    </style:style>
    <style:style style:name="T336" style:parent-style-name="DefaultParagraphFont" style:family="text">
      <style:text-properties style:font-name="Consolas" fo:color="#1F2328"/>
    </style:style>
    <style:style style:name="T337" style:parent-style-name="pl-c" style:family="text">
      <style:text-properties style:font-name="Consolas" fo:color="#59636E"/>
    </style:style>
    <style:style style:name="P338" style:parent-style-name="HTMLPreformatted" style:family="paragraph">
      <style:paragraph-properties fo:background-color="#F6F8FA"/>
      <style:text-properties style:font-name="Consolas" fo:color="#1F2328"/>
    </style:style>
    <style:style style:name="P339" style:parent-style-name="HTMLPreformatted" style:family="paragraph">
      <style:paragraph-properties fo:background-color="#F6F8FA"/>
    </style:style>
    <style:style style:name="T340" style:parent-style-name="DefaultParagraphFont" style:family="text">
      <style:text-properties style:font-name="Consolas" fo:color="#1F2328"/>
    </style:style>
    <style:style style:name="T341" style:parent-style-name="pl-k" style:family="text">
      <style:text-properties style:font-name="Consolas" fo:color="#CF222E"/>
    </style:style>
    <style:style style:name="T342" style:parent-style-name="DefaultParagraphFont" style:family="text">
      <style:text-properties style:font-name="Consolas" fo:color="#1F2328"/>
    </style:style>
    <style:style style:name="P343" style:parent-style-name="HTMLPreformatted" style:family="paragraph">
      <style:paragraph-properties fo:background-color="#F6F8FA"/>
    </style:style>
    <style:style style:name="T344" style:parent-style-name="DefaultParagraphFont" style:family="text">
      <style:text-properties style:font-name="Consolas" fo:color="#1F2328"/>
    </style:style>
    <style:style style:name="T345" style:parent-style-name="pl-k" style:family="text">
      <style:text-properties style:font-name="Consolas" fo:color="#CF222E"/>
    </style:style>
    <style:style style:name="T346" style:parent-style-name="DefaultParagraphFont" style:family="text">
      <style:text-properties style:font-name="Consolas" fo:color="#1F2328"/>
    </style:style>
    <style:style style:name="P347" style:parent-style-name="Normal" style:family="paragraph">
      <style:paragraph-properties fo:margin-top="0.25in" fo:margin-bottom="0.25in" fo:background-color="#FFFFFF"/>
    </style:style>
    <style:style style:name="T348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349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1F2328" fo:font-size="16pt" style:font-size-asian="16pt" style:font-size-complex="16pt"/>
    </style:style>
    <style:style style:name="P350" style:parent-style-name="HTMLPreformatted" style:family="paragraph">
      <style:paragraph-properties fo:background-color="#F6F8FA"/>
      <style:text-properties style:font-name="Consolas" fo:color="#1F2328"/>
    </style:style>
    <style:style style:name="P351" style:parent-style-name="HTMLPreformatted" style:family="paragraph">
      <style:paragraph-properties fo:background-color="#F6F8FA"/>
    </style:style>
    <style:style style:name="T352" style:parent-style-name="DefaultParagraphFont" style:family="text">
      <style:text-properties style:font-name="Consolas" fo:color="#1F2328"/>
    </style:style>
    <style:style style:name="T353" style:parent-style-name="pl-c" style:family="text">
      <style:text-properties style:font-name="Consolas" fo:color="#59636E"/>
    </style:style>
    <style:style style:name="P354" style:parent-style-name="HTMLPreformatted" style:family="paragraph">
      <style:paragraph-properties fo:background-color="#F6F8FA"/>
      <style:text-properties style:font-name="Consolas" fo:color="#1F2328"/>
    </style:style>
    <style:style style:name="P355" style:parent-style-name="Normal" style:family="paragraph">
      <style:paragraph-properties fo:margin-top="0.25in" fo:margin-bottom="0.25in" fo:background-color="#FFFFFF"/>
    </style:style>
    <style:style style:name="T356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357" style:parent-style-name="Heading2" style:family="paragraph">
      <style:paragraph-properties fo:margin-top="0.25in" fo:margin-bottom="0.1666in" fo:background-color="#FFFFFF"/>
    </style:style>
    <style:style style:name="T358" style:parent-style-name="DefaultParagraphFont" style:family="text">
      <style:text-properties style:font-name="Segoe UI Symbol" style:font-name-complex="Segoe UI Symbol" fo:color="#1F2328" fo:font-size="16pt" style:font-size-asian="16pt" style:font-size-complex="16pt"/>
    </style:style>
    <style:style style:name="T359" style:parent-style-name="DefaultParagraphFont" style:family="text">
      <style:text-properties style:font-name="Segoe UI" style:font-name-complex="Segoe UI" fo:color="#1F2328" fo:font-size="16pt" style:font-size-asian="16pt" style:font-size-complex="16pt"/>
    </style:style>
    <style:style style:name="P360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361" style:parent-style-name="HTMLPreformatted" style:family="paragraph">
      <style:paragraph-properties fo:background-color="#F6F8FA"/>
      <style:text-properties style:font-name="Consolas" fo:color="#1F2328"/>
    </style:style>
    <style:style style:name="P362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363" style:parent-style-name="HTMLPreformatted" style:family="paragraph">
      <style:paragraph-properties fo:background-color="#F6F8FA"/>
      <style:text-properties style:font-name="Consolas" fo:color="#1F2328"/>
    </style:style>
    <style:style style:name="P364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365" style:parent-style-name="HTMLPreformatted" style:family="paragraph">
      <style:paragraph-properties fo:background-color="#F6F8FA"/>
      <style:text-properties style:font-name="Consolas" fo:color="#1F2328"/>
    </style:style>
    <style:style style:name="P366" style:parent-style-name="NormalWeb" style:family="paragraph">
      <style:paragraph-properties fo:margin-top="0in" fo:margin-bottom="0.1666in" fo:background-color="#FFFFFF"/>
    </style:style>
    <style:style style:name="T367" style:parent-style-name="DefaultParagraphFont" style:family="text">
      <style:text-properties style:font-name="Segoe UI Symbol" style:font-name-complex="Segoe UI Symbol" fo:color="#1F2328" fo:font-size="10.5pt" style:font-size-asian="10.5pt" style:font-size-complex="10.5pt"/>
    </style:style>
    <style:style style:name="T368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369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370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371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372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373" style:parent-style-name="Normal" style:family="paragraph">
      <style:paragraph-properties fo:margin-top="0.25in" fo:margin-bottom="0.25in" fo:background-color="#FFFFFF"/>
    </style:style>
    <style:style style:name="T374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375" style:parent-style-name="Heading2" style:family="paragraph">
      <style:paragraph-properties fo:margin-top="0.25in" fo:margin-bottom="0.1666in" fo:background-color="#FFFFFF"/>
    </style:style>
    <style:style style:name="T376" style:parent-style-name="DefaultParagraphFont" style:family="text">
      <style:text-properties style:font-name="Segoe UI Symbol" style:font-name-complex="Segoe UI Symbol" fo:color="#1F2328" fo:font-size="16pt" style:font-size-asian="16pt" style:font-size-complex="16pt"/>
    </style:style>
    <style:style style:name="T377" style:parent-style-name="DefaultParagraphFont" style:family="text">
      <style:text-properties style:font-name="Segoe UI" style:font-name-complex="Segoe UI" fo:color="#1F2328" fo:font-size="16pt" style:font-size-asian="16pt" style:font-size-complex="16pt"/>
    </style:style>
    <style:style style:name="P378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379" style:parent-style-name="NormalWeb" style:family="paragraph">
      <style:paragraph-properties fo:margin-top="0in" fo:margin-bottom="0.1666in" fo:background-color="#FFFFFF"/>
    </style:style>
    <style:style style:name="T380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381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382" style:parent-style-name="HTMLPreformatted" style:family="paragraph">
      <style:paragraph-properties fo:background-color="#F6F8FA"/>
      <style:text-properties style:font-name="Consolas" fo:color="#1F2328"/>
    </style:style>
    <style:style style:name="P383" style:parent-style-name="Normal" style:family="paragraph">
      <style:paragraph-properties fo:margin-top="0.25in" fo:margin-bottom="0.25in" fo:background-color="#FFFFFF"/>
    </style:style>
    <style:style style:name="T384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385" style:parent-style-name="Heading3" style:family="paragraph">
      <style:paragraph-properties fo:margin-top="0in" fo:margin-bottom="0in" fo:background-color="#FFFFFF"/>
    </style:style>
    <style:style style:name="T386" style:parent-style-name="DefaultParagraphFont" style:family="text">
      <style:text-properties style:font-name="Segoe UI" style:font-name-complex="Segoe UI" fo:color="#1F2328" fo:font-size="13pt" style:font-size-asian="13pt" style:font-size-complex="13pt"/>
    </style:style>
    <style:style style:name="T387" style:parent-style-name="HTMLCode" style:family="text">
      <style:text-properties style:font-name="Consolas" fo:color="#1F2328"/>
    </style:style>
    <style:style style:name="T388" style:parent-style-name="DefaultParagraphFont" style:family="text">
      <style:text-properties style:font-name="Segoe UI" style:font-name-complex="Segoe UI" fo:color="#1F2328" fo:font-size="13pt" style:font-size-asian="13pt" style:font-size-complex="13pt"/>
    </style:style>
    <style:style style:name="P389" style:parent-style-name="NormalWeb" style:family="paragraph">
      <style:paragraph-properties fo:margin-top="0in" fo:margin-bottom="0.1666in" fo:background-color="#FFFFFF"/>
    </style:style>
    <style:style style:name="T390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391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392" style:parent-style-name="HTMLPreformatted" style:family="paragraph">
      <style:paragraph-properties fo:background-color="#F6F8FA"/>
    </style:style>
    <style:style style:name="T393" style:parent-style-name="DefaultParagraphFont" style:family="text">
      <style:text-properties style:font-name="Consolas" fo:color="#1F2328"/>
    </style:style>
    <style:style style:name="T394" style:parent-style-name="pl-pds" style:family="text">
      <style:text-properties style:font-name="Consolas" fo:color="#0A3069"/>
    </style:style>
    <style:style style:name="T395" style:parent-style-name="pl-s" style:family="text">
      <style:text-properties style:font-name="Consolas" fo:color="#0A3069"/>
    </style:style>
    <style:style style:name="T396" style:parent-style-name="pl-pds" style:family="text">
      <style:text-properties style:font-name="Consolas" fo:color="#0A3069"/>
    </style:style>
    <style:style style:name="P397" style:parent-style-name="NormalWeb" style:family="paragraph">
      <style:paragraph-properties fo:margin-top="0in" fo:margin-bottom="0.1666in" fo:background-color="#FFFFFF"/>
    </style:style>
    <style:style style:name="T398" style:parent-style-name="DefaultParagraphFont" style:family="text">
      <style:text-properties style:font-name="Segoe UI Symbol" style:font-name-complex="Segoe UI Symbol" fo:color="#1F2328" fo:font-size="10.5pt" style:font-size-asian="10.5pt" style:font-size-complex="10.5pt"/>
    </style:style>
    <style:style style:name="T399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T400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401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402" style:parent-style-name="Normal" style:family="paragraph">
      <style:paragraph-properties fo:margin-top="0.25in" fo:margin-bottom="0.25in" fo:background-color="#FFFFFF"/>
    </style:style>
    <style:style style:name="T403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404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405" style:parent-style-name="Normal" style:family="paragraph">
      <style:paragraph-properties fo:margin-top="0.0694in" fo:margin-bottom="0.0694in" fo:line-height="100%" fo:background-color="#FFFFFF"/>
    </style:style>
    <style:style style:name="T406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407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408" style:parent-style-name="Normal" style:family="paragraph">
      <style:paragraph-properties fo:margin-top="0.0416in" fo:margin-bottom="0.0694in" fo:line-height="100%" fo:background-color="#FFFFFF"/>
    </style:style>
    <style:style style:name="T409" style:parent-style-name="Strong" style:family="text">
      <style:text-properties style:font-name="Segoe UI" style:font-name-complex="Segoe UI" fo:color="#1F2328" fo:font-size="10.5pt" style:font-size-asian="10.5pt" style:font-size-complex="10.5pt"/>
    </style:style>
    <style:style style:name="T410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411" style:parent-style-name="Normal" style:family="paragraph">
      <style:paragraph-properties fo:margin-top="0.25in" fo:margin-bottom="0.25in" fo:background-color="#FFFFFF"/>
    </style:style>
    <style:style style:name="T412" style:parent-style-name="DefaultParagraphFont" style:family="text">
      <style:text-properties style:font-name="Segoe UI" style:font-name-complex="Segoe UI" fo:color="#1F2328" fo:font-size="10.5pt" style:font-size-asian="10.5pt" style:font-size-complex="10.5pt"/>
    </style:style>
    <style:style style:name="P413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1F2328" fo:font-size="13pt" style:font-size-asian="13pt" style:font-size-complex="13pt"/>
    </style:style>
    <style:style style:name="P414" style:parent-style-name="HTMLPreformatted" style:family="paragraph">
      <style:paragraph-properties fo:background-color="#F6F8FA"/>
    </style:style>
    <style:style style:name="T415" style:parent-style-name="DefaultParagraphFont" style:family="text">
      <style:text-properties style:font-name="Consolas" fo:color="#1F2328"/>
    </style:style>
    <style:style style:name="T416" style:parent-style-name="pl-pds" style:family="text">
      <style:text-properties style:font-name="Consolas" fo:color="#0A3069"/>
    </style:style>
    <style:style style:name="T417" style:parent-style-name="DefaultParagraphFont" style:family="text">
      <style:text-properties style:font-name="Consolas" fo:color="#1F2328"/>
    </style:style>
    <style:style style:name="T418" style:parent-style-name="pl-k" style:family="text">
      <style:text-properties style:font-name="Consolas" fo:color="#CF222E"/>
    </style:style>
    <style:style style:name="T419" style:parent-style-name="DefaultParagraphFont" style:family="text">
      <style:text-properties style:font-name="Consolas" fo:color="#1F2328"/>
    </style:style>
    <style:style style:name="T420" style:parent-style-name="pl-k" style:family="text">
      <style:text-properties style:font-name="Consolas" fo:color="#CF222E"/>
    </style:style>
    <style:style style:name="P421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 fo:font-size="10.5pt" style:font-size-asian="10.5pt" style:font-size-complex="10.5pt"/>
    </style:style>
    <style:style style:name="P422" style:parent-style-name="HTMLPreformatted" style:family="paragraph">
      <style:paragraph-properties fo:background-color="#F6F8FA"/>
    </style:style>
    <style:style style:name="T423" style:parent-style-name="DefaultParagraphFont" style:family="text">
      <style:text-properties style:font-name="Consolas" fo:color="#1F2328"/>
    </style:style>
    <style:style style:name="T424" style:parent-style-name="pl-pds" style:family="text">
      <style:text-properties style:font-name="Consolas" fo:color="#0A3069"/>
    </style:style>
    <style:style style:name="T425" style:parent-style-name="DefaultParagraphFont" style:family="text">
      <style:text-properties style:font-name="Consolas" fo:color="#1F2328"/>
    </style:style>
    <style:style style:family="graphic" style:name="a20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solid" draw:fill-color="#1f2328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What is GitHub?</text:p>
      <text:p text:style-name="P2"><text:span text:style-name="T3">GitHub is a cloud-based platform that provides </text:span><text:span text:style-name="T4">distributed version control</text:span><text:span text:style-name="T5"> and </text:span><text:span text:style-name="T6">source code management (SCM)</text:span><text:span text:style-name="T7"> using Git. It enables collaboration on code and project management across teams.</text:span></text:p>
      <text:p text:style-name="P8"><text:span text:style-name="T9"><draw:custom-shape svg:x="0in" svg:y="0in" svg:width="6.875in" svg:height="0.10417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0">Popular Communication Tools</text:p>
      <text:p text:style-name="P11">These tools are often used alongside GitHub for effective team collaboration:</text:p>
      <text:list text:style-name="LFO1" text:continue-numbering="true">
        <text:list-item>
          <text:p text:style-name="P12">Microsoft Teams</text:p>
        </text:list-item>
        <text:list-item>
          <text:p text:style-name="P13">Slack</text:p>
        </text:list-item>
        <text:list-item>
          <text:p text:style-name="P14">Skype for Business</text:p>
        </text:list-item>
        <text:list-item>
          <text:p text:style-name="P15">Discord</text:p>
        </text:list-item>
        <text:list-item>
          <text:p text:style-name="P16">Google Chat</text:p>
        </text:list-item>
      </text:list>
      <text:p text:style-name="P17"><text:span text:style-name="T18"><draw:custom-shape svg:x="0in" svg:y="0in" svg:width="6.875in" svg:height="0.10417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19">Source Code Management (SCM) Tools</text:p>
      <text:p text:style-name="P20">Below is a list of widely used SCM tools:</text:p>
      <text:list text:style-name="LFO2" text:continue-numbering="true">
        <text:list-item>
          <text:p text:style-name="P21"><text:span text:style-name="T22">GitHub</text:span></text:p>
        </text:list-item>
        <text:list-item>
          <text:p text:style-name="P23"><text:span text:style-name="T24">Bitbucket</text:span></text:p>
        </text:list-item>
        <text:list-item>
          <text:p text:style-name="P25"><text:span text:style-name="T26">GitLab</text:span></text:p>
        </text:list-item>
        <text:list-item>
          <text:p text:style-name="P27"><text:span text:style-name="T28">SVN (Subversion)</text:span></text:p>
        </text:list-item>
        <text:list-item>
          <text:p text:style-name="P29"><text:span text:style-name="T30">TVS</text:span></text:p>
        </text:list-item>
        <text:list-item>
          <text:p text:style-name="P31"><text:span text:style-name="T32">CFS</text:span></text:p>
        </text:list-item>
      </text:list>
      <text:p text:style-name="P33"><text:span text:style-name="T34"><draw:custom-shape svg:x="0in" svg:y="0in" svg:width="6.875in" svg:height="0.10417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35">GitHub Administration Steps</text:p>
      <text:p text:style-name="P36"><text:span text:style-name="T37">✅</text:span><text:span text:style-name="T38"><text:s/>Step 1: Create a GitHub Account</text:span></text:p>
      <text:list text:style-name="LFO3" text:continue-numbering="true">
        <text:list-item>
          <text:p text:style-name="P39"><text:span text:style-name="T40">Email</text:span><text:span text:style-name="T41">: </text:span><text:span text:style-name="T42">kkeducationblr@gmail.com</text:span></text:p>
        </text:list-item>
        <text:list-item>
          <text:p text:style-name="P43"><text:span text:style-name="T44">Password</text:span><text:span text:style-name="T45">: </text:span><text:span text:style-name="T46">P@a</text:span></text:p>
        </text:list-item>
        <text:list-item>
          <text:p text:style-name="P47"><text:span text:style-name="T48">Username</text:span><text:span text:style-name="T49">: </text:span><text:span text:style-name="T50">kkeducation1234567</text:span></text:p>
        </text:list-item>
        <text:list-item>
          <text:p text:style-name="P51"><text:span text:style-name="T52">Public URL</text:span><text:span text:style-name="T53">: </text:span><text:a xlink:href="https://github.com/" office:target-frame-name="_top" xlink:show="replace"><text:span text:style-name="T54">https://github.com/</text:span></text:a></text:p>
        </text:list-item>
        <text:list-item>
          <text:p text:style-name="P55"><text:span text:style-name="T56">Enterprise URL</text:span><text:span text:style-name="T57">: </text:span><text:a xlink:href="https://airtel.github.com/" office:target-frame-name="_top" xlink:show="replace"><text:span text:style-name="T58">https://airtel.github.com/</text:span></text:a></text:p>
        </text:list-item>
      </text:list>
      <text:p text:style-name="P59"><text:span text:style-name="T60">⚠️</text:span><text:span text:style-name="T61"> Always use strong passwords and enable 2FA for security.</text:span></text:p>
      <text:p text:style-name="P62"><text:span text:style-name="T63"><draw:custom-shape svg:x="0in" svg:y="0in" svg:width="6.875in" svg:height="0.10417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64"><text:span text:style-name="T65">✅</text:span><text:span text:style-name="T66"><text:s/>Step 2: Log in to GitHub</text:span></text:p>
      <text:list text:style-name="LFO4" text:continue-numbering="true">
        <text:list-item>
          <text:p text:style-name="P67"><text:span text:style-name="T68">Navigate to </text:span><text:a xlink:href="https://github.com/login" office:target-frame-name="_top" xlink:show="replace"><text:span text:style-name="T69">GitHub Login</text:span></text:a></text:p>
        </text:list-item>
        <text:list-item>
          <text:p text:style-name="P70">Enter your credentials and access the dashboard.</text:p>
        </text:list-item>
      </text:list>
      <text:p text:style-name="P71"><text:span text:style-name="T72"><draw:custom-shape svg:x="0in" svg:y="0in" svg:width="6.875in" svg:height="0.10417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73"><text:span text:style-name="T74">✅</text:span><text:span text:style-name="T75"><text:s/>Step 3: Create an Organization</text:span></text:p>
      <text:list text:style-name="LFO5" text:continue-numbering="true">
        <text:list-item>
          <text:p text:style-name="P76"><text:span text:style-name="T77">Organization Name</text:span><text:span text:style-name="T78">: </text:span><text:span text:style-name="T79">bsnl-4g-test</text:span></text:p>
        </text:list-item>
        <text:list-item>
          <text:p text:style-name="P80">Add service accounts only (not personal emails):</text:p>
          <text:list text:continue-numbering="true">
            <text:list-item>
              <text:p text:style-name="P81"><text:span text:style-name="T82">❌</text:span><text:span text:style-name="T83"> </text:span><text:span text:style-name="T84">kkeducationblr@gmail.com</text:span></text:p>
            </text:list-item>
            <text:list-item>
              <text:p text:style-name="P85"><text:span text:style-name="T86">❌</text:span><text:span text:style-name="T87"> </text:span><text:span text:style-name="T88">prasanth@bsnl.com</text:span></text:p>
            </text:list-item>
            <text:list-item>
              <text:p text:style-name="P89"><text:span text:style-name="T90">✅</text:span><text:span text:style-name="T91"> </text:span><text:span text:style-name="T92">devops4g@bsnl.com</text:span></text:p>
            </text:list-item>
          </text:list>
        </text:list-item>
      </text:list>
      <text:p text:style-name="P93"><text:span text:style-name="T94"><draw:custom-shape svg:x="0in" svg:y="0in" svg:width="6.875in" svg:height="0.10417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p text:style-name="P95"><text:span text:style-name="T96">✅</text:span><text:span text:style-name="T97"><text:s/>Step 4: Create Repositories</text:span></text:p>
      <text:p text:style-name="P98"><text:span text:style-name="T99">Create both </text:span><text:span text:style-name="T100">public</text:span><text:span text:style-name="T101"> and </text:span><text:span text:style-name="T102">private</text:span><text:span text:style-name="T103"> repositories under the organization.</text:span></text:p>
      <text:list text:style-name="LFO6" text:continue-numbering="true">
        <text:list-item>
          <text:p text:style-name="P104"><text:span text:style-name="T105">🔒</text:span><text:span text:style-name="T106"><text:s/>Private Repo: </text:span><text:a xlink:href="https://github.com/bsnl-4g-test/testing-private-repo" office:target-frame-name="_top" xlink:show="replace"><text:span text:style-name="T107">testing-private-repo</text:span></text:a></text:p>
        </text:list-item>
        <text:list-item>
          <text:p text:style-name="P108"><text:span text:style-name="T109">🌐</text:span><text:span text:style-name="T110"><text:s/>Public Repo: </text:span><text:a xlink:href="https://github.com/bsnl-4g-test/testing-public-repo" office:target-frame-name="_top" xlink:show="replace"><text:span text:style-name="T111">testing-public-repo</text:span></text:a></text:p>
        </text:list-item>
      </text:list>
      <text:p text:style-name="P112"><text:span text:style-name="T113"><draw:custom-shape svg:x="0in" svg:y="0in" svg:width="6.875in" svg:height="0.10417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114"><text:span text:style-name="T115">✅</text:span><text:span text:style-name="T116"><text:s/>Step 5: Create Teams</text:span></text:p>
      <text:p text:style-name="P117">Create specific teams for access and collaboration:</text:p>
      <text:list text:style-name="LFO7" text:continue-numbering="true">
        <text:list-item>
          <text:p text:style-name="P118"><text:span text:style-name="T119">Dev Team</text:span><text:span text:style-name="T120">: </text:span><text:span text:style-name="T121">bsnl-dev-team</text:span></text:p>
        </text:list-item>
        <text:list-item>
          <text:p text:style-name="P122"><text:span text:style-name="T123">DevOps Team</text:span><text:span text:style-name="T124">: </text:span><text:span text:style-name="T125">bsnl-DevOps-Team</text:span></text:p>
        </text:list-item>
        <text:list-item>
          <text:p text:style-name="P126">(Optional): QA, SRE, DB, etc.</text:p>
        </text:list-item>
      </text:list>
      <text:p text:style-name="P127"><text:span text:style-name="T128"><draw:custom-shape svg:x="0in" svg:y="0in" svg:width="6.875in" svg:height="0.10417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p text:style-name="P129"><text:span text:style-name="T130">✅</text:span><text:span text:style-name="T131"><text:s/>Step 6: Add Users to Teams</text:span></text:p>
      <text:p text:style-name="P132">Assign GitHub usernames or verified email addresses to each team:</text:p>
      <text:soft-page-break/>
      <text:list text:style-name="LFO8" text:continue-numbering="true">
        <text:list-item>
          <text:p text:style-name="P133"><text:span text:style-name="T134">bsnl-dev-team</text:span><text:span text:style-name="T135">: Developers</text:span></text:p>
        </text:list-item>
        <text:list-item>
          <text:p text:style-name="P136"><text:span text:style-name="T137">bsnl-DevOps-Team</text:span><text:span text:style-name="T138">: Infra and automation</text:span></text:p>
        </text:list-item>
        <text:list-item>
          <text:p text:style-name="P139"><text:span text:style-name="T140">bsnl-qa-team</text:span><text:span text:style-name="T141">: QA Engineers</text:span></text:p>
        </text:list-item>
        <text:list-item>
          <text:p text:style-name="P142"><text:span text:style-name="T143">bsnl-sre-team</text:span><text:span text:style-name="T144">: Site Reliability Engineers</text:span></text:p>
        </text:list-item>
        <text:list-item>
          <text:p text:style-name="P145"><text:span text:style-name="T146">bsnl-db-team</text:span><text:span text:style-name="T147">: DB Admins</text:span></text:p>
        </text:list-item>
      </text:list>
      <text:p text:style-name="P148"><text:span text:style-name="T149"><draw:custom-shape svg:x="0in" svg:y="0in" svg:width="6.875in" svg:height="0.10417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span></text:p>
      <text:p text:style-name="P150"><text:span text:style-name="T151">✅</text:span><text:span text:style-name="T152"><text:s/>Step 7: Grant Repository Access to Teams</text:span></text:p>
      <text:p text:style-name="P153">Configure repository permissions for each team:</text:p>
      <text:list text:style-name="LFO9" text:continue-numbering="true">
        <text:list-item>
          <text:p text:style-name="P154">Read, Write, or Admin privileges as needed.</text:p>
        </text:list-item>
        <text:list-item>
          <text:p text:style-name="P155">Example:</text:p>
          <text:list text:continue-numbering="true">
            <text:list-item>
              <text:p text:style-name="P156">Devs: Read/Write</text:p>
            </text:list-item>
            <text:list-item>
              <text:p text:style-name="P157">DevOps: Admin</text:p>
            </text:list-item>
            <text:list-item>
              <text:p text:style-name="P158">QA: Read</text:p>
            </text:list-item>
            <text:list-item>
              <text:p text:style-name="P159">DB: Read/Write</text:p>
            </text:list-item>
          </text:list>
        </text:list-item>
      </text:list>
      <text:p text:style-name="P160"><text:span text:style-name="T161"><draw:custom-shape svg:x="0in" svg:y="0in" svg:width="6.875in" svg:height="0.10417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span></text:p>
      <text:p text:style-name="P162"><text:span text:style-name="T163">✅</text:span><text:span text:style-name="T164"><text:s/>Step 8: Manage Access &amp; Clean-up</text:span></text:p>
      <text:list text:style-name="LFO10" text:continue-numbering="true">
        <text:list-item>
          <text:p text:style-name="P165"><text:span text:style-name="T166">Convert Repository Visibility</text:span><text:span text:style-name="T167">:</text:span></text:p>
          <text:list text:continue-numbering="true">
            <text:list-item>
              <text:p text:style-name="P168">Public ↔ Private (can be changed anytime under repo settings)</text:p>
            </text:list-item>
          </text:list>
        </text:list-item>
        <text:list-item>
          <text:p text:style-name="P169"><text:span text:style-name="T170">Delete</text:span><text:span text:style-name="T171">:</text:span></text:p>
          <text:list text:continue-numbering="true">
            <text:list-item>
              <text:p text:style-name="P172">Users</text:p>
            </text:list-item>
            <text:list-item>
              <text:p text:style-name="P173">Teams</text:p>
            </text:list-item>
            <text:list-item>
              <text:p text:style-name="P174">Repositories</text:p>
            </text:list-item>
            <text:list-item>
              <text:p text:style-name="P175">Organization (if no longer required)</text:p>
            </text:list-item>
          </text:list>
        </text:list-item>
      </text:list>
      <text:p text:style-name="P176">Note: Deletion is permanent. Take backup or transfer ownership before deletion.</text:p>
      <text:p text:style-name="P177"><text:span text:style-name="T178"><draw:custom-shape svg:x="0in" svg:y="0in" svg:width="6.875in" svg:height="0.10417in" draw:z-index="0" draw:id="id10" draw:style-name="a10" draw:name="Horizontal Line 11" text:anchor-type="as-char"><svg:title/><svg:desc/><draw:enhanced-geometry draw:type="non-primitive" svg:viewBox="0 0 21600 21600" draw:enhanced-path="M 0 0 L 21600 0 21600 21600 0 21600 Z N"/></draw:custom-shape></text:span></text:p>
      <text:p text:style-name="P179">Additional Best Practices</text:p>
      <text:list text:style-name="LFO11" text:continue-numbering="true">
        <text:list-item>
          <text:p text:style-name="P180"><text:span text:style-name="T181">Enable </text:span><text:span text:style-name="T182">branch protection rules</text:span><text:span text:style-name="T183">.</text:span></text:p>
        </text:list-item>
        <text:list-item>
          <text:p text:style-name="P184"><text:span text:style-name="T185">Enforce </text:span><text:span text:style-name="T186">code reviews</text:span><text:span text:style-name="T187"> before merging.</text:span></text:p>
        </text:list-item>
        <text:list-item>
          <text:p text:style-name="P188"><text:span text:style-name="T189">Setup </text:span><text:span text:style-name="T190">webhooks</text:span><text:span text:style-name="T191"> or </text:span><text:span text:style-name="T192">GitHub Actions</text:span><text:span text:style-name="T193"> for automation.</text:span></text:p>
        </text:list-item>
        <text:list-item>
          <text:p text:style-name="P194"><text:span text:style-name="T195">Regularly review </text:span><text:span text:style-name="T196">audit logs</text:span><text:span text:style-name="T197"> for access tracking.</text:span></text:p>
        </text:list-item>
        <text:list-item>
          <text:p text:style-name="P198"><text:span text:style-name="T199">Use </text:span><text:span text:style-name="T200">service accounts</text:span><text:span text:style-name="T201"> for automation instead of personal credentials.</text:span></text:p>
        </text:list-item>
      </text:list>
      <text:p text:style-name="P202"><text:span text:style-name="T203"><draw:custom-shape svg:x="0in" svg:y="0in" svg:width="6.875in" svg:height="0.10417in" draw:z-index="0" draw:id="id11" draw:style-name="a11" draw:name="Horizontal Line 12" text:anchor-type="as-char"><svg:title/><svg:desc/><draw:enhanced-geometry draw:type="non-primitive" svg:viewBox="0 0 21600 21600" draw:enhanced-path="M 0 0 L 21600 0 21600 21600 0 21600 Z N"/></draw:custom-shape></text:span></text:p>
      <text:p text:style-name="P204">Useful Links</text:p>
      <text:list text:style-name="LFO12" text:continue-numbering="true">
        <text:list-item>
          <text:p text:style-name="P205"><text:a xlink:href="https://docs.github.com/" office:target-frame-name="_top" xlink:show="replace"><text:span text:style-name="T206">GitHub Docs</text:span></text:a></text:p>
        </text:list-item>
        <text:list-item>
          <text:p text:style-name="P207"><text:a xlink:href="https://education.github.com/git-cheat-sheet-education.pdf" office:target-frame-name="_top" xlink:show="replace"><text:span text:style-name="T208">Git CLI Cheat Sheet</text:span></text:a></text:p>
        </text:list-item>
        <text:list-item>
          <text:p text:style-name="P209"><text:a xlink:href="https://docs.github.com/en/actions" office:target-frame-name="_top" xlink:show="replace"><text:span text:style-name="T210">GitHub Actions</text:span></text:a></text:p>
        </text:list-item>
      </text:list>
      <text:p text:style-name="P211"/>
      <text:p text:style-name="P212"/>
      <text:h text:style-name="P213" text:outline-level="1"><text:span text:style-name="T214">✅</text:span><text:span text:style-name="T215"><text:s/>Day 2 - Git Commands &amp; Concepts</text:span></text:h>
      <text:h text:style-name="P216" text:outline-level="2"><text:span text:style-name="T217">🔧</text:span><text:span text:style-name="T218"><text:s/>Step-by-Step Git Setup</text:span></text:h>
      <text:h text:style-name="P219" text:outline-level="3">Step 0: Install Git Bash</text:h>
      <text:p text:style-name="P220"><text:span text:style-name="T221">Download from: </text:span><text:a xlink:href="https://git-scm.com/" office:target-frame-name="_top" xlink:show="replace"><text:span text:style-name="T222">https://git-scm.com/</text:span></text:a></text:p>
      <text:h text:style-name="P223" text:outline-level="3">Step 1: Check Git Version</text:h>
      <text:p text:style-name="P224">git --version</text:p>
      <text:p text:style-name="P225"><text:span text:style-name="T226"># or</text:span></text:p>
      <text:p text:style-name="P227">git -v</text:p>
      <text:h text:style-name="P228" text:outline-level="3">Step 2: Create Project Folder</text:h>
      <text:p text:style-name="P229"><text:span text:style-name="T230">cd</text:span><text:span text:style-name="T231"><text:s/></text:span><text:span text:style-name="T232">~</text:span><text:span text:style-name="T233">/OneDrive/Desktop</text:span></text:p>
      <text:p text:style-name="P234">mkdir jio</text:p>
      <text:p text:style-name="P235"><text:span text:style-name="T236">cd</text:span><text:span text:style-name="T237"><text:s/>jio</text:span></text:p>
      <text:h text:style-name="P238" text:outline-level="3">Step 3: Initialize Git Repo</text:h>
      <text:p text:style-name="P239">git init</text:p>
      <text:h text:style-name="P240" text:outline-level="3">Step 4: View Hidden Files</text:h>
      <text:p text:style-name="P241">ls -la</text:p>
      <text:h text:style-name="P242" text:outline-level="3"><text:span text:style-name="T243">Step 5: Explore </text:span><text:span text:style-name="T244">.git</text:span><text:span text:style-name="T245"> Directory</text:span></text:h>
      <text:p text:style-name="P246"><text:span text:style-name="T247">cd</text:span><text:span text:style-name="T248"><text:s/>.git</text:span></text:p>
      <text:p text:style-name="P249">ls -lrth</text:p>
      <text:p text:style-name="P250"><text:span text:style-name="T251">cd</text:span><text:span text:style-name="T252"><text:s/>..</text:span></text:p>
      <text:p text:style-name="P253"><text:span text:style-name="T254"><draw:custom-shape svg:x="0in" svg:y="0in" svg:width="6.875in" svg:height="0.10417in" draw:z-index="0" draw:id="id12" draw:style-name="a12" draw:name="Horizontal Line 13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255" text:outline-level="2"><text:span text:style-name="T256">❓</text:span><text:span text:style-name="T257"><text:s/>Why DevOps Engineers Need Git?</text:span></text:h>
      <text:p text:style-name="P258"><text:span text:style-name="T259">As a </text:span><text:span text:style-name="T260">DevOps Engineer</text:span><text:span text:style-name="T261">, version control is crucial because:</text:span></text:p>
      <text:list text:style-name="LFO13" text:continue-numbering="true">
        <text:list-item>
          <text:p text:style-name="P262"><text:span text:style-name="T263">We often work with </text:span><text:span text:style-name="T264">scripts</text:span><text:span text:style-name="T265">, </text:span><text:span text:style-name="T266">YAML files</text:span><text:span text:style-name="T267">, </text:span><text:span text:style-name="T268">Terraform</text:span><text:span text:style-name="T269">, etc.</text:span></text:p>
        </text:list-item>
        <text:list-item>
          <text:p text:style-name="P270"><text:span text:style-name="T271">Team collaboration needs </text:span><text:span text:style-name="T272">code versioning</text:span><text:span text:style-name="T273"> and </text:span><text:span text:style-name="T274">rollback options</text:span><text:span text:style-name="T275">.</text:span></text:p>
        </text:list-item>
        <text:list-item>
          <text:p text:style-name="P276"><text:span text:style-name="T277">Git enables </text:span><text:span text:style-name="T278">CI/CD integration</text:span><text:span text:style-name="T279"> using tools like Jenkins, GitHub Actions, etc.</text:span></text:p>
        </text:list-item>
      </text:list>
      <text:p text:style-name="P280"><text:span text:style-name="T281"><draw:custom-shape svg:x="0in" svg:y="0in" svg:width="6.875in" svg:height="0.10417in" draw:z-index="0" draw:id="id13" draw:style-name="a13" draw:name="Horizontal Line 14" text:anchor-type="as-char"><svg:title/><svg:desc/><draw:enhanced-geometry draw:type="non-primitive" svg:viewBox="0 0 21600 21600" draw:enhanced-path="M 0 0 L 21600 0 21600 21600 0 21600 Z N"/></draw:custom-shape></text:span></text:p>
      <text:h text:style-name="P282" text:outline-level="2">🧠 IDEs (Integrated Development Environments)</text:h>
      <text:p text:style-name="P283">Some common IDEs used:</text:p>
      <text:list text:style-name="LFO14" text:continue-numbering="true">
        <text:list-item>
          <text:p text:style-name="P284">Eclipse</text:p>
        </text:list-item>
        <text:list-item>
          <text:p text:style-name="P285">MyEclipse</text:p>
        </text:list-item>
        <text:list-item>
          <text:p text:style-name="P286">IntelliJ</text:p>
        </text:list-item>
        <text:list-item>
          <text:p text:style-name="P287">NetBeans</text:p>
        </text:list-item>
        <text:list-item>
          <text:p text:style-name="P288"><text:span text:style-name="T289">VS Code<text:s/></text:span><text:span text:style-name="T290">✅</text:span></text:p>
        </text:list-item>
        <text:list-item>
          <text:p text:style-name="P291">PyCharm</text:p>
        </text:list-item>
        <text:list-item>
          <text:p text:style-name="P292">Atom</text:p>
        </text:list-item>
      </text:list>
      <text:p text:style-name="P293"><text:span text:style-name="T294"><draw:custom-shape svg:x="0in" svg:y="0in" svg:width="6.875in" svg:height="0.10417in" draw:z-index="0" draw:id="id14" draw:style-name="a14" draw:name="Horizontal Line 15" text:anchor-type="as-char"><svg:title/><svg:desc/><draw:enhanced-geometry draw:type="non-primitive" svg:viewBox="0 0 21600 21600" draw:enhanced-path="M 0 0 L 21600 0 21600 21600 0 21600 Z N"/></draw:custom-shape></text:span></text:p>
      <text:h text:style-name="P295" text:outline-level="2"><text:span text:style-name="T296">🔁</text:span><text:span text:style-name="T297"><text:s/>Git Stages Overview</text:span></text:h>
      <text:p text:style-name="P298"><text:span text:style-name="T299">Untracked → Staging → Local Repo</text:span></text:p>
      <text:p text:style-name="P300"/>
      <text:p text:style-name="P301"><text:span text:style-name="T302">Billing.java <text:s text:c="2"/>--------&gt;</text:span></text:p>
      <text:p text:style-name="P303"><text:span text:style-name="T304">Test.java <text:s text:c="4"/>[git add .] <text:s/>------&gt; <text:s text:c="2"/>git commit -m "initial commit"</text:span></text:p>
      <text:p text:style-name="P305"><text:span text:style-name="T306"><draw:custom-shape svg:x="0in" svg:y="0in" svg:width="6.875in" svg:height="0.10417in" draw:z-index="0" draw:id="id15" draw:style-name="a15" draw:name="Horizontal Line 16" text:anchor-type="as-char"><svg:title/><svg:desc/><draw:enhanced-geometry draw:type="non-primitive" svg:viewBox="0 0 21600 21600" draw:enhanced-path="M 0 0 L 21600 0 21600 21600 0 21600 Z N"/></draw:custom-shape></text:span></text:p>
      <text:h text:style-name="P307" text:outline-level="2"><text:span text:style-name="T308">📌</text:span><text:span text:style-name="T309"><text:s/>Important Git Commands</text:span></text:h>
      <text:h text:style-name="P310" text:outline-level="3">1. Check File Status</text:h>
      <text:p text:style-name="P311">git status</text:p>
      <text:h text:style-name="P312" text:outline-level="3">2. Create a New File</text:h>
      <text:p text:style-name="P313">vi Test3.java</text:p>
      <text:h text:style-name="P314" text:outline-level="3">3. Configure Git Identity</text:h>
      <text:p text:style-name="P315">git config --global --list</text:p>
      <text:p text:style-name="P316"/>
      <text:p text:style-name="P317"><text:span text:style-name="T318">git config --global user.name<text:s/></text:span><text:span text:style-name="T319">"</text:span><text:span text:style-name="T320">kkdevopsonline</text:span><text:span text:style-name="T321">"</text:span></text:p>
      <text:soft-page-break/>
      <text:p text:style-name="P322"><text:span text:style-name="T323">git config --global user.email<text:s/></text:span><text:span text:style-name="T324">"</text:span><text:span text:style-name="T325">prasanthdevops123@gmail.com</text:span><text:span text:style-name="T326">"</text:span></text:p>
      <text:h text:style-name="P327" text:outline-level="3">4. Add Files to Staging</text:h>
      <text:p text:style-name="P328"><text:span text:style-name="T329">git add<text:s/></text:span><text:span text:style-name="T330">.</text:span><text:span text:style-name="T331"><text:s text:c="16"/></text:span><text:span text:style-name="T332"># Add all files</text:span></text:p>
      <text:p text:style-name="P333"><text:span text:style-name="T334">git add<text:s/></text:span><text:span text:style-name="T335">*</text:span><text:span text:style-name="T336"><text:s text:c="16"/></text:span><text:span text:style-name="T337"># Add all files (excluding hidden ones)</text:span></text:p>
      <text:p text:style-name="P338">git add Filename1 Filename2</text:p>
      <text:p text:style-name="P339"><text:span text:style-name="T340">git add<text:s/></text:span><text:span text:style-name="T341">*</text:span><text:span text:style-name="T342">.java</text:span></text:p>
      <text:p text:style-name="P343"><text:span text:style-name="T344">git add<text:s/></text:span><text:span text:style-name="T345">*</text:span><text:span text:style-name="T346">.py</text:span></text:p>
      <text:p text:style-name="P347"><text:span text:style-name="T348"><draw:custom-shape svg:x="0in" svg:y="0in" svg:width="6.875in" svg:height="0.10417in" draw:z-index="0" draw:id="id16" draw:style-name="a16" draw:name="Horizontal Line 17" text:anchor-type="as-char"><svg:title/><svg:desc/><draw:enhanced-geometry draw:type="non-primitive" svg:viewBox="0 0 21600 21600" draw:enhanced-path="M 0 0 L 21600 0 21600 21600 0 21600 Z N"/></draw:custom-shape></text:span></text:p>
      <text:h text:style-name="P349" text:outline-level="2">🧾 View Commit History</text:h>
      <text:p text:style-name="P350">git log</text:p>
      <text:p text:style-name="P351"><text:span text:style-name="T352">git log -2 <text:s text:c="8"/></text:span><text:span text:style-name="T353"># Last 2 commits</text:span></text:p>
      <text:p text:style-name="P354">git log -n 2</text:p>
      <text:p text:style-name="P355"><text:span text:style-name="T356"><draw:custom-shape svg:x="0in" svg:y="0in" svg:width="6.875in" svg:height="0.10417in" draw:z-index="0" draw:id="id17" draw:style-name="a17" draw:name="Horizontal Line 18" text:anchor-type="as-char"><svg:title/><svg:desc/><draw:enhanced-geometry draw:type="non-primitive" svg:viewBox="0 0 21600 21600" draw:enhanced-path="M 0 0 L 21600 0 21600 21600 0 21600 Z N"/></draw:custom-shape></text:span></text:p>
      <text:h text:style-name="P357" text:outline-level="2"><text:span text:style-name="T358">🌐</text:span><text:span text:style-name="T359"><text:s/>Git Remote Management</text:span></text:h>
      <text:h text:style-name="P360" text:outline-level="3">Check Connected Remotes</text:h>
      <text:p text:style-name="P361">git remote -v</text:p>
      <text:h text:style-name="P362" text:outline-level="3">Add Remote Repository</text:h>
      <text:p text:style-name="P363">git remote add jio https://github.com/kkdevopsonline/test.git</text:p>
      <text:h text:style-name="P364" text:outline-level="3">Push Code to Remote Repo</text:h>
      <text:p text:style-name="P365">git push jio master</text:p>
      <text:p text:style-name="P366"><text:span text:style-name="T367">✅</text:span><text:span text:style-name="T368"> </text:span><text:span text:style-name="T369">Note:</text:span><text:span text:style-name="T370"> You must generate a </text:span><text:span text:style-name="T371">PAT (Personal Access Token)</text:span><text:span text:style-name="T372"> from GitHub for secure push.</text:span></text:p>
      <text:p text:style-name="P373"><text:span text:style-name="T374"><draw:custom-shape svg:x="0in" svg:y="0in" svg:width="6.875in" svg:height="0.10417in" draw:z-index="0" draw:id="id18" draw:style-name="a18" draw:name="Horizontal Line 19" text:anchor-type="as-char"><svg:title/><svg:desc/><draw:enhanced-geometry draw:type="non-primitive" svg:viewBox="0 0 21600 21600" draw:enhanced-path="M 0 0 L 21600 0 21600 21600 0 21600 Z N"/></draw:custom-shape></text:span></text:p>
      <text:h text:style-name="P375" text:outline-level="2"><text:span text:style-name="T376">❓</text:span><text:span text:style-name="T377"><text:s/>Interview Q&amp;A</text:span></text:h>
      <text:h text:style-name="P378" text:outline-level="3">Q1: Can you remove a Git remote alias?</text:h>
      <text:p text:style-name="P379"><text:span text:style-name="T380">Ans:</text:span><text:span text:style-name="T381"> Yes</text:span></text:p>
      <text:p text:style-name="P382">git remote remove jio</text:p>
      <text:p text:style-name="P383"><text:span text:style-name="T384"><draw:custom-shape svg:x="0in" svg:y="0in" svg:width="6.875in" svg:height="0.10417in" draw:z-index="0" draw:id="id19" draw:style-name="a19" draw:name="Horizontal Line 20" text:anchor-type="as-char"><svg:title/><svg:desc/><draw:enhanced-geometry draw:type="non-primitive" svg:viewBox="0 0 21600 21600" draw:enhanced-path="M 0 0 L 21600 0 21600 21600 0 21600 Z N"/></draw:custom-shape></text:span></text:p>
      <text:h text:style-name="P385" text:outline-level="3"><text:span text:style-name="T386">Q2: How to skip </text:span><text:span text:style-name="T387">git add</text:span><text:span text:style-name="T388"> for modified files?</text:span></text:h>
      <text:p text:style-name="P389"><text:span text:style-name="T390">Ans:</text:span><text:span text:style-name="T391"> Use:</text:span></text:p>
      <text:soft-page-break/>
      <text:p text:style-name="P392"><text:span text:style-name="T393">git commit -a -m<text:s/></text:span><text:span text:style-name="T394">"</text:span><text:span text:style-name="T395">Updated code</text:span><text:span text:style-name="T396">"</text:span></text:p>
      <text:p text:style-name="P397"><text:span text:style-name="T398">🔴</text:span><text:span text:style-name="T399"><text:s/>Note: This works </text:span><text:span text:style-name="T400">only for tracked files</text:span><text:span text:style-name="T401">, not new ones.</text:span></text:p>
      <text:p text:style-name="P402"><text:span text:style-name="T403"><draw:custom-shape svg:x="0in" svg:y="0in" svg:width="6.875in" svg:height="0.10417in" draw:z-index="0" draw:id="id20" draw:style-name="a20" draw:name="Horizontal Line 21" text:anchor-type="as-char"><svg:title/><svg:desc/><draw:enhanced-geometry draw:type="non-primitive" svg:viewBox="0 0 21600 21600" draw:enhanced-path="M 0 0 L 21600 0 21600 21600 0 21600 Z N"/></draw:custom-shape></text:span></text:p>
      <text:h text:style-name="P404" text:outline-level="3">Q3: Where are credentials stored?</text:h>
      <text:list text:style-name="LFO15" text:continue-numbering="true">
        <text:list-item>
          <text:p text:style-name="P405"><text:span text:style-name="T406">Windows:</text:span><text:span text:style-name="T407"> Credential Manager</text:span></text:p>
        </text:list-item>
        <text:list-item>
          <text:p text:style-name="P408"><text:span text:style-name="T409">macOS:</text:span><text:span text:style-name="T410"> Keychain Access</text:span></text:p>
        </text:list-item>
      </text:list>
      <text:p text:style-name="P411"><text:span text:style-name="T412"><draw:custom-shape svg:x="0in" svg:y="0in" svg:width="6.875in" svg:height="0.10417in" draw:z-index="0" draw:id="id21" draw:style-name="a21" draw:name="Horizontal Line 22" text:anchor-type="as-char"><svg:title/><svg:desc/><draw:enhanced-geometry draw:type="non-primitive" svg:viewBox="0 0 21600 21600" draw:enhanced-path="M 0 0 L 21600 0 21600 21600 0 21600 Z N"/></draw:custom-shape></text:span></text:p>
      <text:h text:style-name="P413" text:outline-level="3">Q4: How to view files changed in a specific commit?</text:h>
      <text:p text:style-name="P414"><text:span text:style-name="T415">git show --pretty=</text:span><text:span text:style-name="T416">""</text:span><text:span text:style-name="T417"><text:s/>--name-only<text:s/></text:span><text:span text:style-name="T418">&lt;</text:span><text:span text:style-name="T419">commit_id</text:span><text:span text:style-name="T420">&gt;</text:span></text:p>
      <text:p text:style-name="P421">🧠 Example:</text:p>
      <text:p text:style-name="P422"><text:span text:style-name="T423">git show --pretty=</text:span><text:span text:style-name="T424">""</text:span><text:span text:style-name="T425"><text:s/>--name-only 93bc19a84166ce6ff1ad4e230f990ca05caf0150</text:span></text:p>
      <text:p text:style-name="Normal"/>
      <text:p text:style-name="Normal"/>
      <text:p text:style-name="Normal"/>
      <text:p text:style-name="Normal">what is the diff between git add . and git add * ?</text:p>
      <text:p text:style-name="Normal"/>
      <text:p text:style-name="Normal">IQ: How to remove the working area files?</text:p>
      <text:p text:style-name="Normal">ANS: <text:s/>git clean -n [ It will display what are the files are to be deleting]</text:p>
      <text:p text:style-name="Normal"><text:s text:c="9"/>git clean -f [Forcefully we are deleting]</text:p>
      <text:p text:style-name="Normal">NOTE: only new files will be deleted, Not Modified one.</text:p>
      <text:p text:style-name="Normal"/>
      <text:p text:style-name="Normal">IQ: Is it possible to move files from stg area to working area?</text:p>
      <text:p text:style-name="Normal"><text:s/>ANS: git reset [all files will be moved.</text:p>
      <text:p text:style-name="Normal"><text:s text:c="10"/>git reset &lt;filename&gt; [only particular file will move]</text:p>
      <text:p text:style-name="Normal"/>
      <text:p text:style-name="Normal">IQ: Due to your bad commit , application is not working, pls revert back the changes How?</text:p>
      <text:p text:style-name="Normal"/>
      <text:p text:style-name="Normal">git revert &lt;commit id&gt; <text:s text:c="2"/>—&gt; It will delete all changes in local repo only not in the remote repo.</text:p>
      <text:p text:style-name="Normal"/>
      <text:p text:style-name="Normal">IQ: How to delete an updated code in remote repo?</text:p>
      <text:p text:style-name="Normal"><text:s text:c="6"/></text:p>
      <text:p text:style-name="Normal"><text:s text:c="7"/>Already we deleted updated code in my local, Now you can push all files.</text:p>
      <text:soft-page-break/>
      <text:p text:style-name="Normal"><text:s text:c="4"/>git push jio-dev master</text:p>
      <text:p text:style-name="Normal"/>
      <text:p text:style-name="Normal">IQ: what is the diff b/w git reset and git revert?</text:p>
      <text:p text:style-name="Normal"/>
      <text:p text:style-name="Normal">Git reset —&gt; stg to working</text:p>
      <text:p text:style-name="Normal">Git revert → from new commit, it will delete new file and updated contents in another file.</text:p>
      <text:p text:style-name="Normal"/>
      <text:p text:style-name="Normal"/>
      <text:p text:style-name="Normal">What is a .gitignore file?</text:p>
      <text:p text:style-name="Normal"/>
      <text:p text:style-name="Normal">If you are not interested to move any file, Then keep that file name inside .gitignore file.</text:p>
      <text:p text:style-name="Normal"/>
      <text:p text:style-name="Normal"/>
      <text:p text:style-name="Normal">How many environments?</text:p>
      <text:p text:style-name="Normal">—--------------------------------</text:p>
      <text:p text:style-name="Normal"/>
      <text:p text:style-name="Normal">Dev branch —&gt; development</text:p>
      <text:p text:style-name="Normal">Stg branch <text:s/>—-&gt; QA</text:p>
      <text:p text:style-name="Normal">Master branch <text:s text:c="5"/>—-&gt; prod</text:p>
      <text:p text:style-name="Normal">Release branch —-----&gt; prod</text:p>
      <text:p text:style-name="Normal">Feature branch <text:s/></text:p>
      <text:p text:style-name="Normal"/>
      <text:p text:style-name="Normal"/>
      <text:p text:style-name="Normal">NOTE: By default we have master branch, we are not suppose to push code directly into the master branch.</text:p>
      <text:p text:style-name="Normal"/>
      <text:p text:style-name="Normal">git branch —-&gt; List the branches, create, delete and rename the branches.</text:p>
      <text:p text:style-name="Normal"/>
      <text:p text:style-name="Normal">How to list branch names?</text:p>
      <text:p text:style-name="Normal"/>
      <text:p text:style-name="Normal">git branch</text:p>
      <text:p text:style-name="Normal"/>
      <text:p text:style-name="Normal">How to <text:s/>create a branch?</text:p>
      <text:p text:style-name="Normal"/>
      <text:soft-page-break/>
      <text:p text:style-name="Normal">git branch &lt;branch name&gt;</text:p>
      <text:p text:style-name="Normal"/>
      <text:p text:style-name="Normal">How to switch from one branch to another branch?</text:p>
      <text:p text:style-name="Normal"/>
      <text:p text:style-name="Normal">git checkout &lt;branch name&gt;</text:p>
      <text:p text:style-name="Normal"/>
      <text:p text:style-name="Normal">Explain the merging concept</text:p>
      <text:p text:style-name="Normal">=======================</text:p>
      <text:p text:style-name="Normal"/>
      <text:p text:style-name="Normal">Step 1: go to development branch from master, git checkout development.</text:p>
      <text:p text:style-name="Normal"><text:s text:c="2"/>NOTE: By default all the files of master branch moved to development branch becz we created dev branch from master branch.</text:p>
      <text:p text:style-name="Normal"/>
      <text:p text:style-name="Normal">Step 2: Take one file and update in the dev branch and do the commit.</text:p>
      <text:p text:style-name="Normal"/>
      <text:p text:style-name="Normal">Step 3: come back to master and check the file is updated or not, It will not updated.</text:p>
      <text:p text:style-name="Normal"/>
      <text:p text:style-name="Normal">Step 4: from master —&gt; git diff development</text:p>
      <text:p text:style-name="Normal">Step 5: from master —&gt; git merge development</text:p>
      <text:p text:style-name="Normal">Step 6: see the file is merged or not.</text:p>
      <text:p text:style-name="Normal"/>
      <text:p text:style-name="Normal"/>
      <text:p text:style-name="Normal">What is merge conflict?</text:p>
      <text:p text:style-name="Normal"/>
      <text:p text:style-name="Normal">When two developers are updating same file and same line, Then we are getting merge conflict.</text:p>
      <text:p text:style-name="Normal"/>
      <text:p text:style-name="Normal">Step 1: update the file in master branch and commit the changes.</text:p>
      <text:p text:style-name="Normal"/>
      <text:p text:style-name="Normal">Step 2: update the same file in development branch and commit the changes.</text:p>
      <text:p text:style-name="Normal"/>
      <text:p text:style-name="Normal">Step 3: goto master , apply git merge development</text:p>
      <text:p text:style-name="Normal"/>
      <text:p text:style-name="Normal">Step 4: remove the unused lines and then commit the changes.</text:p>
      <text:p text:style-name="Normal"/>
      <text:p text:style-name="Normal"/>
      <text:p text:style-name="Normal">How to switch a branch, while creating it self?</text:p>
      <text:p text:style-name="Normal"/>
      <text:p text:style-name="Normal">Git checkout -b stage</text:p>
      <text:p text:style-name="Normal">How to push all branches from local repo to remote repo?</text:p>
      <text:p text:style-name="Normal"/>
      <text:p text:style-name="Normal">Git push &lt;alis name&gt; branch1 branch2</text:p>
      <text:p text:style-name="Normal">Git push &lt;alias name&gt; –all</text:p>
      <text:p text:style-name="Normal"/>
      <text:p text:style-name="Normal">How to create a branch in a remote repo?</text:p>
      <text:p text:style-name="Normal"/>
      <text:p text:style-name="Normal">Ans: Go and create in remote repo</text:p>
      <text:p text:style-name="Normal"/>
      <text:p text:style-name="Normal"/>
      <text:p text:style-name="Normal">How to get updated code from remote branch?</text:p>
      <text:p text:style-name="Normal"/>
      <text:p text:style-name="Normal">Git pull &lt;alias name&gt; branch name</text:p>
      <text:p text:style-name="Normal"/>
      <text:p text:style-name="Normal">How to see the remote branches?</text:p>
      <text:p text:style-name="Normal">Git branch -r</text:p>
      <text:p text:style-name="Normal">How to see all the branches(local and remote)?</text:p>
      <text:p text:style-name="Normal">Git branch -a</text:p>
      <text:p text:style-name="Normal">How to rename branch?</text:p>
      <text:p text:style-name="Normal">git branch -m old new</text:p>
      <text:p text:style-name="Normal">How to delete a branch in local repo?</text:p>
      <text:p text:style-name="Normal">Git branch -d &lt;branchname&gt; <text:s/>—-&gt; Current pointing branch will not be deleted.</text:p>
      <text:p text:style-name="Normal">How to delete remote repo branch from local?</text:p>
      <text:p text:style-name="Normal">Git push &lt;alisas name&gt; <text:s/>: &lt;branch name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-c" style:display-name="pl-c" style:family="text" style:parent-style-name="DefaultParagraphFont"/>
    <style:style style:name="pl-c1" style:display-name="pl-c1" style:family="text" style:parent-style-name="DefaultParagraphFont"/>
    <style:style style:name="pl-k" style:display-name="pl-k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305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5-04-08T03:45:00Z</meta:creation-date>
    <dc:date>2025-04-08T03:57:00Z</dc:date>
    <meta:template xlink:href="Normal" xlink:type="simple"/>
    <meta:editing-cycles>1</meta:editing-cycles>
    <meta:editing-duration>PT720S</meta:editing-duration>
    <meta:document-statistic meta:page-count="10" meta:paragraph-count="16" meta:word-count="1256" meta:character-count="8405" meta:row-count="59" meta:non-whitespace-character-count="7165"/>
  </office:meta>
</office:document-meta>
</file>